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f0f0f" draw:marker-start-width="0.276cm" draw:marker-end-width="0.276cm" draw:fill="solid" draw:fill-color="#ccff99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8d8d8d" draw:textarea-horizontal-align="center" draw:textarea-vertical-align="middle"/>
    </style:style>
    <style:style style:name="gr3" style:family="graphic" style:parent-style-name="standard">
      <style:graphic-properties draw:stroke="solid" svg:stroke-color="#8d8d8d" draw:fill="solid" draw:fill-color="#8d8d8d" draw:textarea-horizontal-align="center" draw:textarea-vertical-align="middle"/>
    </style:style>
    <style:style style:name="gr4" style:family="graphic" style:parent-style-name="standard">
      <style:graphic-properties draw:stroke="solid" svg:stroke-color="#8d8d8d" draw:fill="none" draw:fill-color="#8d8d8d" draw:textarea-horizontal-align="center" draw:textarea-vertical-align="middle"/>
    </style:style>
    <style:style style:name="gr5" style:family="graphic" style:parent-style-name="standard">
      <style:graphic-properties draw:stroke="solid" svg:stroke-color="#0f0f0f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137cm"/>
    </style:style>
    <style:style style:name="gr7" style:family="graphic" style:parent-style-name="standard">
      <style:graphic-properties draw:stroke="solid" svg:stroke-color="#0f0f0f" draw:textarea-horizontal-align="center" draw:textarea-vertical-align="middle"/>
    </style:style>
    <style:style style:name="gr8" style:family="graphic" style:parent-style-name="standard">
      <style:graphic-properties draw:stroke="solid" svg:stroke-color="#0f0f0f" draw:fill="hatch" draw:fill-color="#ffffff" draw:fill-hatch-name="Black_20_45_20_Degrees" draw:textarea-horizontal-align="center" draw:textarea-vertical-align="middl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0f0f0f" draw:fill="hatch" draw:fill-color="#ffffff" draw:fill-hatch-name="Black_20_-45_20_Degrees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11cm"/>
    </style:style>
    <style:style style:name="gr12" style:family="graphic" style:parent-style-name="standard">
      <style:graphic-properties draw:stroke="none" svg:stroke-color="#000000" draw:fill="none" draw:fill-color="#ffffff" fo:min-height="0.25cm"/>
    </style:style>
    <style:style style:name="gr13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4cm" fo:min-width="0cm"/>
    </style:style>
    <style:style style:name="gr16" style:family="graphic" style:parent-style-name="standard">
      <style:graphic-properties draw:stroke="none" svg:stroke-color="#000000" draw:fill="none" draw:fill-color="#ffffff" fo:min-height="0.635cm"/>
    </style:style>
    <style:style style:name="gr17" style:family="graphic" style:parent-style-name="standard">
      <style:graphic-properties draw:stroke="solid" svg:stroke-color="#b3b3b3" draw:fill="solid" draw:fill-color="#b3b3b3" draw:textarea-horizontal-align="center" draw:textarea-vertical-align="middle"/>
    </style:style>
    <style:style style:name="gr18" style:family="graphic" style:parent-style-name="standard">
      <style:graphic-properties draw:stroke="solid" svg:stroke-color="#0f0f0f" draw:fill="none" draw:fill-color="#b3b3b3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marker-start="Symmetric_20_Arrow" draw:marker-end="Arrowheads_20_1" draw:marker-end-width="0.3cm" draw:textarea-horizontal-align="center" draw:textarea-vertical-align="middle"/>
    </style:style>
    <style:style style:name="gr21" style:family="graphic" style:parent-style-name="standard">
      <style:graphic-properties draw:stroke="solid" svg:stroke-width="0.051cm" svg:stroke-color="#0f0f0f" draw:marker-start-width="0.352cm" draw:marker-end-width="0.352cm" draw:fill="solid" draw:fill-color="#ccff99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25cm" svg:stroke-color="#0f0f0f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fo:min-height="0.352cm"/>
    </style:style>
    <style:style style:name="gr24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25cm" svg:stroke-color="#8d8d8d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color="#0f0f0f" draw:fill="solid" draw:fill-color="#0f0f0f" draw:textarea-horizontal-align="center" draw:textarea-vertical-align="middle"/>
    </style:style>
    <style:style style:name="gr27" style:family="graphic" style:parent-style-name="standard">
      <style:graphic-properties draw:stroke="solid" svg:stroke-color="#0f0f0f" draw:fill="none" draw:fill-color="#0f0f0f" draw:textarea-horizontal-align="center" draw:textarea-vertical-align="middle"/>
    </style:style>
    <style:style style:name="gr28" style:family="graphic" style:parent-style-name="standard">
      <style:graphic-properties draw:stroke="none" draw:fill="solid" draw:fill-color="#ccff99" draw:textarea-horizontal-align="justify" draw:textarea-vertical-align="middle" draw:auto-grow-height="false"/>
    </style:style>
    <style:style style:name="gr29" style:family="graphic" style:parent-style-name="standard" style:list-style-name="L1">
      <style:graphic-properties draw:stroke="solid" draw:stroke-dash="Dash_20_2" svg:stroke-width="0.051cm" svg:stroke-color="#0f0f0f" draw:marker-start="" draw:marker-start-width="0.452cm" draw:marker-start-center="false" draw:marker-end="" draw:marker-end-width="0.452cm" draw:marker-end-center="false" svg:stroke-opacity="100%" draw:stroke-linejoin="round" draw:fill="solid" draw:fill-color="#ccff9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solid" draw:fill-color="#0f0f0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solid" draw:fill-color="#0f0f0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none" draw:fill-color="#0f0f0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solid" draw:fill-color="#0f0f0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none" draw:fill-color="#0f0f0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51cm" svg:stroke-color="#0f0f0f" draw:marker-start="" draw:marker-start-width="0.452cm" draw:marker-start-center="false" draw:marker-end="" draw:marker-end-width="0.452cm" draw:marker-end-center="false" svg:stroke-opacity="100%" draw:stroke-linejoin="round" draw:fill="solid" draw:fill-color="#ccff9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solid" draw:fill-color="#0f0f0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solid" draw:fill-color="#0f0f0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none" draw:fill-color="#0f0f0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solid" draw:fill-color="#0f0f0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cm" svg:stroke-color="#0f0f0f" draw:marker-start="" draw:marker-start-width="0.376cm" draw:marker-start-center="false" draw:marker-end="" draw:marker-end-width="0.376cm" draw:marker-end-center="false" svg:stroke-opacity="100%" draw:stroke-linejoin="round" draw:fill="none" draw:fill-color="#0f0f0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>
      <style:graphic-properties draw:stroke="none" svg:stroke-color="#000000" draw:fill="none" draw:fill-color="#ffffff" fo:min-height="0.437cm"/>
    </style:style>
    <style:style style:name="gr46" style:family="graphic" style:parent-style-name="standard">
      <style:graphic-properties draw:stroke="solid" svg:stroke-color="#c0c0c0" draw:fill="solid" draw:fill-color="#c0c0c0" draw:textarea-horizontal-align="center" draw:textarea-vertical-align="middle"/>
    </style:style>
    <style:style style:name="gr47" style:family="graphic" style:parent-style-name="standard">
      <style:graphic-properties draw:stroke="solid" svg:stroke-color="#0f0f0f" draw:fill="none" draw:fill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style:text-autospace="none"/>
      <style:text-properties fo:color="#2a00ff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P4" style:family="paragraph">
      <style:paragraph-properties fo:text-align="center" style:text-autospace="none"/>
      <style:text-properties fo:color="#2a00ff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P5" style:family="paragraph">
      <style:text-properties fo:color="#ff0000"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2a00ff" style:text-outline="false" style:text-line-through-style="none" fo:font-family="'Courier New'" style:font-family-generic="modern" style:font-pitch="fixed" fo:font-size="8pt" fo:language="zxx" fo:country="none" fo:font-style="italic" fo:text-shadow="none" style:text-underline-style="none" fo:font-weight="normal" style:letter-kerning="true" style:font-family-asian="'Courier New'" style:font-family-generic-asian="modern" style:font-pitch-asian="fixed" style:font-size-asian="8pt" style:language-asian="zxx" style:country-asian="none" style:font-style-asian="italic" style:font-weight-asian="normal" style:font-family-complex="'Courier New'" style:font-family-generic-complex="modern" style:font-pitch-complex="fixed" style:font-size-complex="8pt" style:language-complex="zxx" style:country-complex="none" style:font-style-complex="italic" style:font-weight-complex="normal" style:text-emphasize="none" style:font-relief="none"/>
    </style:style>
    <style:style style:name="T3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53cm" svg:height="0.953cm" svg:x="4.441cm" svg:y="4.162cm" svg:viewBox="0 0 1554 954" draw:points="0,954 1554,954 1554,0 0,0">
            <text:p/>
          </draw:polygon>
          <draw:line draw:style-name="gr2" draw:text-style-name="P1" draw:layer="layout" svg:x1="4.206cm" svg:y1="4.639cm" svg:x2="4.918cm" svg:y2="4.639cm">
            <text:p/>
          </draw:line>
          <draw:polygon draw:style-name="gr3" draw:text-style-name="P1" draw:layer="layout" svg:width="0.178cm" svg:height="0.18cm" svg:x="4.889cm" svg:y="4.549cm" svg:viewBox="0 0 179 181" draw:points="0,181 0,0 179,90">
            <text:p/>
          </draw:polygon>
          <draw:polygon draw:style-name="gr4" draw:text-style-name="P1" draw:layer="layout" svg:width="0.178cm" svg:height="0.18cm" svg:x="4.889cm" svg:y="4.549cm" svg:viewBox="0 0 179 181" draw:points="179,90 0,181 0,0">
            <text:p/>
          </draw:polygon>
          <draw:polygon draw:style-name="gr5" draw:text-style-name="P1" draw:layer="layout" svg:width="0.476cm" svg:height="0.478cm" svg:x="5.158cm" svg:y="4.4cm" svg:viewBox="0 0 477 479" draw:points="0,479 477,479 477,0 0,0">
            <text:p/>
          </draw:polygon>
        </draw:g>
        <draw:frame draw:style-name="gr6" draw:text-style-name="P2" draw:layer="layout" svg:width="2.405cm" svg:height="0.569cm" svg:x="0.895cm" svg:y="4.331cm">
          <draw:text-box>
            <text:p text:style-name="P1"><text:span text:style-name="T1">PIV4all</text:span></text:p>
          </draw:text-box>
        </draw:frame>
        <draw:g>
          <draw:polyline draw:style-name="gr7" draw:text-style-name="P1" draw:layer="layout" svg:width="0.169cm" svg:height="0.342cm" svg:x="6.545cm" svg:y="3.432cm" svg:viewBox="0 0 170 343" draw:points="0,0 0,343 170,343">
            <text:p/>
          </draw:polyline>
          <draw:polygon draw:style-name="gr8" draw:text-style-name="P1" draw:layer="layout" svg:width="0.298cm" svg:height="0.298cm" svg:x="6.715cm" svg:y="3.615cm" svg:viewBox="0 0 299 299" draw:points="0,299 299,299 299,0 0,0">
            <text:p/>
          </draw:polygon>
          <draw:custom-shape draw:style-name="gr9" draw:text-style-name="P1" draw:layer="layout" svg:width="0.279cm" svg:height="0.279cm" svg:x="6.4cm" svg:y="3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7" draw:text-style-name="P1" draw:layer="layout" svg:width="0.164cm" svg:height="0.467cm" svg:x="6.545cm" svg:y="3.775cm" svg:viewBox="0 0 165 468" draw:points="0,0 0,468 165,468">
            <text:p/>
          </draw:polyline>
          <draw:polygon draw:style-name="gr10" draw:text-style-name="P1" draw:layer="layout" svg:width="0.298cm" svg:height="0.298cm" svg:x="6.71cm" svg:y="4.101cm" svg:viewBox="0 0 299 299" draw:points="0,299 299,299 299,0 0,0">
            <text:p/>
          </draw:polygon>
        </draw:g>
        <draw:frame draw:style-name="gr11" draw:text-style-name="P2" draw:layer="layout" svg:width="3cm" svg:height="0.887cm" svg:x="6.6cm" svg:y="3.339cm">
          <draw:text-box>
            <text:p text:style-name="P1"><text:span text:style-name="T1">kennisgeving</text:span></text:p>
            <text:p text:style-name="P1"><text:span text:style-name="T1"><text:s/></text:span><text:span text:style-name="T1">bericht</text:span></text:p>
          </draw:text-box>
        </draw:frame>
        <draw:frame draw:style-name="gr12" draw:text-style-name="P4" draw:layer="layout" svg:width="5.1cm" svg:height="0.661cm" svg:x="2.8cm" svg:y="5.339cm">
          <draw:text-box>
            <text:p text:style-name="P3"><text:span text:style-name="T2">guc.bron.gbaprs.aftap.url</text:span></text:p>
          </draw:text-box>
        </draw:frame>
        <draw:line draw:style-name="gr13" draw:text-style-name="P1" draw:layer="layout" svg:x1="6.1cm" svg:y1="4.7cm" svg:x2="8.1cm" svg:y2="4.7cm">
          <text:p/>
        </draw:line>
        <draw:g>
          <draw:polygon draw:style-name="gr1" draw:text-style-name="P1" draw:layer="layout" svg:width="1.553cm" svg:height="0.953cm" svg:x="19.546cm" svg:y="4.246cm" svg:viewBox="0 0 1554 954" draw:points="0,954 1554,954 1554,0 0,0">
            <text:p/>
          </draw:polygon>
          <draw:line draw:style-name="gr2" draw:text-style-name="P1" draw:layer="layout" svg:x1="19.311cm" svg:y1="4.723cm" svg:x2="20.023cm" svg:y2="4.723cm">
            <text:p/>
          </draw:line>
          <draw:polygon draw:style-name="gr3" draw:text-style-name="P1" draw:layer="layout" svg:width="0.178cm" svg:height="0.18cm" svg:x="19.994cm" svg:y="4.633cm" svg:viewBox="0 0 179 181" draw:points="0,181 0,0 179,90">
            <text:p/>
          </draw:polygon>
          <draw:polygon draw:style-name="gr4" draw:text-style-name="P1" draw:layer="layout" svg:width="0.178cm" svg:height="0.18cm" svg:x="19.994cm" svg:y="4.633cm" svg:viewBox="0 0 179 181" draw:points="179,90 0,181 0,0">
            <text:p/>
          </draw:polygon>
          <draw:polygon draw:style-name="gr5" draw:text-style-name="P1" draw:layer="layout" svg:width="0.476cm" svg:height="0.478cm" svg:x="20.263cm" svg:y="4.484cm" svg:viewBox="0 0 477 479" draw:points="0,479 477,479 477,0 0,0">
            <text:p/>
          </draw:polygon>
        </draw:g>
        <draw:frame draw:style-name="gr14" draw:text-style-name="P5" draw:layer="layout" svg:width="0.739cm" svg:height="0.725cm" svg:x="3cm" svg:y="4.775cm">
          <draw:text-box>
            <text:p><text:span text:style-name="T3">1</text:span></text:p>
          </draw:text-box>
        </draw:frame>
        <draw:frame draw:style-name="gr14" draw:text-style-name="P5" draw:layer="layout" svg:width="0.739cm" svg:height="0.725cm" svg:x="7.261cm" svg:y="4.875cm">
          <draw:text-box>
            <text:p><text:span text:style-name="T3">2</text:span></text:p>
          </draw:text-box>
        </draw:frame>
        <draw:frame draw:style-name="gr14" draw:text-style-name="P5" draw:layer="layout" svg:width="0.739cm" svg:height="0.725cm" svg:x="11cm" svg:y="4.875cm">
          <draw:text-box>
            <text:p><text:span text:style-name="T3">3</text:span></text:p>
          </draw:text-box>
        </draw:frame>
        <draw:frame draw:style-name="gr14" draw:text-style-name="P5" draw:layer="layout" svg:width="0.739cm" svg:height="0.725cm" svg:x="18.351cm" svg:y="4.846cm">
          <draw:text-box>
            <text:p><text:span text:style-name="T3">4</text:span></text:p>
          </draw:text-box>
        </draw:frame>
        <draw:frame draw:style-name="gr14" draw:text-style-name="P5" draw:layer="layout" svg:width="0.739cm" svg:height="0.725cm" svg:x="22.311cm" svg:y="4.831cm">
          <draw:text-box>
            <text:p><text:span text:style-name="T3">5</text:span></text:p>
          </draw:text-box>
        </draw:frame>
        <draw:frame draw:style-name="gr14" draw:text-style-name="P5" draw:layer="layout" svg:width="0.739cm" svg:height="0.725cm" svg:x="13.643cm" svg:y="1.715cm">
          <draw:text-box>
            <text:p><text:span text:style-name="T3">6</text:span></text:p>
          </draw:text-box>
        </draw:frame>
        <draw:frame draw:style-name="gr14" draw:text-style-name="P5" draw:layer="layout" svg:width="0.739cm" svg:height="0.725cm" svg:x="5.234cm" svg:y="2.627cm">
          <draw:text-box>
            <text:p><text:span text:style-name="T3">7</text:span></text:p>
          </draw:text-box>
        </draw:frame>
        <draw:frame draw:style-name="gr14" draw:text-style-name="P5" draw:layer="layout" svg:width="0.739cm" svg:height="0.725cm" svg:x="1.2cm" svg:y="8.2cm">
          <draw:text-box>
            <text:p><text:span text:style-name="T3">8</text:span></text:p>
          </draw:text-box>
        </draw:frame>
        <draw:frame draw:style-name="gr15" draw:text-style-name="P5" draw:layer="layout" svg:width="0.739cm" svg:height="0.725cm" svg:x="3.149cm" svg:y="10.153cm">
          <draw:text-box>
            <text:p><text:span text:style-name="T3">9</text:span></text:p>
          </draw:text-box>
        </draw:frame>
        <draw:line draw:style-name="gr13" draw:text-style-name="P1" draw:layer="layout" svg:x1="5.292cm" svg:y1="1.517cm" svg:x2="5.292cm" svg:y2="4.104cm">
          <text:p/>
        </draw:line>
        <draw:g>
          <draw:polygon draw:style-name="gr1" draw:text-style-name="P1" draw:layer="layout" svg:width="1.553cm" svg:height="0.953cm" svg:x="8.153cm" svg:y="4.198cm" svg:viewBox="0 0 1554 954" draw:points="0,954 1554,954 1554,0 0,0">
            <text:p/>
          </draw:polygon>
        </draw:g>
        <draw:frame draw:style-name="gr16" draw:text-style-name="P2" draw:layer="layout" svg:width="2.605cm" svg:height="0.885cm" svg:x="7.6cm" svg:y="5.315cm">
          <draw:text-box>
            <text:p text:style-name="P1"><text:span text:style-name="T1">WSDL-proxy</text:span></text:p>
          </draw:text-box>
        </draw:frame>
        <draw:g>
          <draw:polygon draw:style-name="gr1" draw:text-style-name="P1" draw:layer="layout" svg:width="1.553cm" svg:height="0.953cm" svg:x="11.856cm" svg:y="4.2cm" svg:viewBox="0 0 1554 954" draw:points="0,954 1554,954 1554,0 0,0">
            <text:p/>
          </draw:polygon>
          <draw:polygon draw:style-name="gr17" draw:text-style-name="P1" draw:layer="layout" svg:width="0.512cm" svg:height="0.407cm" svg:x="12.394cm" svg:y="4.473cm" svg:viewBox="0 0 513 408" draw:points="513,0 0,0 0,408">
            <text:p/>
          </draw:polygon>
          <draw:polygon draw:style-name="gr17" draw:text-style-name="P1" draw:layer="layout" svg:width="0.512cm" svg:height="0.443cm" svg:x="12.394cm" svg:y="4.473cm" svg:viewBox="0 0 513 444" draw:points="513,0 0,408 34,444">
            <text:p/>
          </draw:polygon>
          <draw:polygon draw:style-name="gr17" draw:text-style-name="P1" draw:layer="layout" svg:width="0.478cm" svg:height="0.466cm" svg:x="12.428cm" svg:y="4.473cm" svg:viewBox="0 0 479 467" draw:points="479,0 0,444 95,467">
            <text:p/>
          </draw:polygon>
          <draw:polygon draw:style-name="gr17" draw:text-style-name="P1" draw:layer="layout" svg:width="0.384cm" svg:height="0.476cm" svg:x="12.523cm" svg:y="4.473cm" svg:viewBox="0 0 385 477" draw:points="385,0 0,467 128,477">
            <text:p/>
          </draw:polygon>
          <draw:polygon draw:style-name="gr17" draw:text-style-name="P1" draw:layer="layout" svg:width="0.255cm" svg:height="0.476cm" svg:x="12.651cm" svg:y="4.473cm" svg:viewBox="0 0 256 477" draw:points="256,0 0,477 128,467">
            <text:p/>
          </draw:polygon>
          <draw:polygon draw:style-name="gr17" draw:text-style-name="P1" draw:layer="layout" svg:width="0.127cm" svg:height="0.466cm" svg:x="12.779cm" svg:y="4.473cm" svg:viewBox="0 0 128 467" draw:points="128,0 0,467 93,444">
            <text:p/>
          </draw:polygon>
          <draw:polygon draw:style-name="gr17" draw:text-style-name="P1" draw:layer="layout" svg:width="0.035cm" svg:height="0.443cm" svg:x="12.872cm" svg:y="4.473cm" svg:viewBox="0 0 36 444" draw:points="36,0 0,444 36,408">
            <text:p/>
          </draw:polygon>
          <draw:polygon draw:style-name="gr18" draw:text-style-name="P1" draw:layer="layout" svg:width="0.512cm" svg:height="0.476cm" svg:x="12.394cm" svg:y="4.473cm" svg:viewBox="0 0 513 477" draw:points="513,408 513,0 0,0 0,408 19,435 76,456 158,471 256,477 353,471 437,456 492,435">
            <text:p/>
          </draw:polygon>
          <draw:polygon draw:style-name="gr17" draw:text-style-name="P1" draw:layer="layout" svg:width="0.247cm" svg:height="0.028cm" svg:x="12.613cm" svg:y="4.406cm" svg:viewBox="0 0 248 29" draw:points="248,29 141,4 0,0">
            <text:p/>
          </draw:polygon>
          <draw:polygon draw:style-name="gr17" draw:text-style-name="P1" draw:layer="layout" svg:width="0.377cm" svg:height="0.028cm" svg:x="12.483cm" svg:y="4.406cm" svg:viewBox="0 0 378 29" draw:points="378,29 130,0 0,15">
            <text:p/>
          </draw:polygon>
          <draw:polygon draw:style-name="gr17" draw:text-style-name="P1" draw:layer="layout" svg:width="0.455cm" svg:height="0.031cm" svg:x="12.405cm" svg:y="4.421cm" svg:viewBox="0 0 456 32" draw:points="456,15 78,0 0,32">
            <text:p/>
          </draw:polygon>
          <draw:polygon draw:style-name="gr17" draw:text-style-name="P1" draw:layer="layout" svg:width="0.455cm" svg:height="0.056cm" svg:x="12.405cm" svg:y="4.435cm" svg:viewBox="0 0 456 57" draw:points="456,0 0,17 0,57">
            <text:p/>
          </draw:polygon>
          <draw:polygon draw:style-name="gr17" draw:text-style-name="P1" draw:layer="layout" svg:width="0.455cm" svg:height="0.087cm" svg:x="12.405cm" svg:y="4.435cm" svg:viewBox="0 0 456 88" draw:points="456,0 0,57 78,88">
            <text:p/>
          </draw:polygon>
          <draw:polygon draw:style-name="gr17" draw:text-style-name="P1" draw:layer="layout" svg:width="0.377cm" svg:height="0.102cm" svg:x="12.483cm" svg:y="4.435cm" svg:viewBox="0 0 378 103" draw:points="378,0 0,88 130,103">
            <text:p/>
          </draw:polygon>
          <draw:polygon draw:style-name="gr17" draw:text-style-name="P1" draw:layer="layout" svg:width="0.247cm" svg:height="0.102cm" svg:x="12.613cm" svg:y="4.435cm" svg:viewBox="0 0 248 103" draw:points="248,0 0,103 141,99">
            <text:p/>
          </draw:polygon>
          <draw:polygon draw:style-name="gr17" draw:text-style-name="P1" draw:layer="layout" svg:width="0.106cm" svg:height="0.098cm" svg:x="12.754cm" svg:y="4.435cm" svg:viewBox="0 0 107 99" draw:points="107,0 0,99 107,74">
            <text:p/>
          </draw:polygon>
          <draw:polygon draw:style-name="gr17" draw:text-style-name="P1" draw:layer="layout" svg:width="0.041cm" svg:height="0.073cm" svg:x="12.861cm" svg:y="4.435cm" svg:viewBox="0 0 42 74" draw:points="0,0 0,74 42,38">
            <text:p/>
          </draw:polygon>
          <draw:polygon draw:style-name="gr18" draw:text-style-name="P1" draw:layer="layout" svg:width="0.508cm" svg:height="0.136cm" svg:x="12.394cm" svg:y="4.404cm" svg:viewBox="0 0 509 137" draw:points="509,69 488,42 433,21 351,6 254,0 158,6 74,21 19,42 0,69 19,95 74,116 158,130 254,137 351,130 433,116 488,95">
            <text:p/>
          </draw:polygon>
        </draw:g>
        <draw:frame draw:style-name="gr16" draw:text-style-name="P6" draw:layer="layout" svg:width="2.3cm" svg:height="0.887cm" svg:x="11.5cm" svg:y="5.358cm">
          <draw:text-box>
            <text:p text:style-name="P1"><text:span text:style-name="T1">GUC_QUEUE</text:span></text:p>
            <text:p text:style-name="P1"><text:span text:style-name="T1">bericht</text:span></text:p>
          </draw:text-box>
        </draw:frame>
        <draw:line draw:style-name="gr13" draw:text-style-name="P1" draw:layer="layout" svg:x1="9.8cm" svg:y1="4.7cm" svg:x2="11.8cm" svg:y2="4.7cm">
          <text:p/>
        </draw:line>
        <draw:line draw:style-name="gr13" draw:text-style-name="P1" draw:layer="layout" svg:x1="13.5cm" svg:y1="4.7cm" svg:x2="19.373cm" svg:y2="4.692cm">
          <text:p/>
        </draw:line>
        <draw:frame draw:style-name="gr11" draw:text-style-name="P2" draw:layer="layout" svg:width="6.5cm" svg:height="0.661cm" svg:x="17.5cm" svg:y="3.4cm">
          <draw:text-box>
            <text:p text:style-name="P3"><text:span text:style-name="T2">guc.bron.gbaprs.aftap.service.url</text:span></text:p>
          </draw:text-box>
        </draw:frame>
        <draw:g>
          <draw:polygon draw:style-name="gr1" draw:text-style-name="P1" draw:layer="layout" svg:width="1.553cm" svg:height="0.953cm" svg:x="23.353cm" svg:y="4.198cm" svg:viewBox="0 0 1554 954" draw:points="0,954 1554,954 1554,0 0,0">
            <text:p/>
          </draw:polygon>
        </draw:g>
        <draw:frame draw:style-name="gr6" draw:text-style-name="P2" draw:layer="layout" svg:width="1.905cm" svg:height="0.569cm" svg:x="23.195cm" svg:y="5.213cm">
          <draw:text-box>
            <text:p text:style-name="P1"><text:span text:style-name="T1">DDS4all</text:span></text:p>
          </draw:text-box>
        </draw:frame>
        <draw:line draw:style-name="gr13" draw:text-style-name="P1" draw:layer="layout" svg:x1="21.2cm" svg:y1="4.7cm" svg:x2="23.2cm" svg:y2="4.7cm">
          <text:p/>
        </draw:line>
        <draw:g>
          <draw:polygon draw:style-name="gr1" draw:text-style-name="P1" draw:layer="layout" svg:width="1.553cm" svg:height="0.953cm" svg:x="11.857cm" svg:y="1.001cm" svg:viewBox="0 0 1554 954" draw:points="0,954 1554,954 1554,0 0,0">
            <text:p/>
          </draw:polygon>
          <draw:polygon draw:style-name="gr17" draw:text-style-name="P1" draw:layer="layout" svg:width="0.512cm" svg:height="0.407cm" svg:x="12.395cm" svg:y="1.274cm" svg:viewBox="0 0 513 408" draw:points="513,0 0,0 0,408">
            <text:p/>
          </draw:polygon>
          <draw:polygon draw:style-name="gr17" draw:text-style-name="P1" draw:layer="layout" svg:width="0.512cm" svg:height="0.443cm" svg:x="12.395cm" svg:y="1.274cm" svg:viewBox="0 0 513 444" draw:points="513,0 0,408 34,444">
            <text:p/>
          </draw:polygon>
          <draw:polygon draw:style-name="gr17" draw:text-style-name="P1" draw:layer="layout" svg:width="0.478cm" svg:height="0.466cm" svg:x="12.429cm" svg:y="1.274cm" svg:viewBox="0 0 479 467" draw:points="479,0 0,444 95,467">
            <text:p/>
          </draw:polygon>
          <draw:polygon draw:style-name="gr17" draw:text-style-name="P1" draw:layer="layout" svg:width="0.384cm" svg:height="0.476cm" svg:x="12.524cm" svg:y="1.274cm" svg:viewBox="0 0 385 477" draw:points="385,0 0,467 128,477">
            <text:p/>
          </draw:polygon>
          <draw:polygon draw:style-name="gr17" draw:text-style-name="P1" draw:layer="layout" svg:width="0.255cm" svg:height="0.476cm" svg:x="12.652cm" svg:y="1.274cm" svg:viewBox="0 0 256 477" draw:points="256,0 0,477 128,467">
            <text:p/>
          </draw:polygon>
          <draw:polygon draw:style-name="gr17" draw:text-style-name="P1" draw:layer="layout" svg:width="0.127cm" svg:height="0.466cm" svg:x="12.78cm" svg:y="1.274cm" svg:viewBox="0 0 128 467" draw:points="128,0 0,467 93,444">
            <text:p/>
          </draw:polygon>
          <draw:polygon draw:style-name="gr17" draw:text-style-name="P1" draw:layer="layout" svg:width="0.035cm" svg:height="0.443cm" svg:x="12.873cm" svg:y="1.274cm" svg:viewBox="0 0 36 444" draw:points="36,0 0,444 36,408">
            <text:p/>
          </draw:polygon>
          <draw:polygon draw:style-name="gr18" draw:text-style-name="P1" draw:layer="layout" svg:width="0.512cm" svg:height="0.476cm" svg:x="12.395cm" svg:y="1.274cm" svg:viewBox="0 0 513 477" draw:points="513,408 513,0 0,0 0,408 19,435 76,456 158,471 256,477 353,471 437,456 492,435">
            <text:p/>
          </draw:polygon>
          <draw:polygon draw:style-name="gr17" draw:text-style-name="P1" draw:layer="layout" svg:width="0.247cm" svg:height="0.028cm" svg:x="12.614cm" svg:y="1.207cm" svg:viewBox="0 0 248 29" draw:points="248,29 141,4 0,0">
            <text:p/>
          </draw:polygon>
          <draw:polygon draw:style-name="gr17" draw:text-style-name="P1" draw:layer="layout" svg:width="0.377cm" svg:height="0.028cm" svg:x="12.484cm" svg:y="1.207cm" svg:viewBox="0 0 378 29" draw:points="378,29 130,0 0,15">
            <text:p/>
          </draw:polygon>
          <draw:polygon draw:style-name="gr17" draw:text-style-name="P1" draw:layer="layout" svg:width="0.455cm" svg:height="0.031cm" svg:x="12.406cm" svg:y="1.222cm" svg:viewBox="0 0 456 32" draw:points="456,15 78,0 0,32">
            <text:p/>
          </draw:polygon>
          <draw:polygon draw:style-name="gr17" draw:text-style-name="P1" draw:layer="layout" svg:width="0.455cm" svg:height="0.056cm" svg:x="12.406cm" svg:y="1.236cm" svg:viewBox="0 0 456 57" draw:points="456,0 0,17 0,57">
            <text:p/>
          </draw:polygon>
          <draw:polygon draw:style-name="gr17" draw:text-style-name="P1" draw:layer="layout" svg:width="0.455cm" svg:height="0.087cm" svg:x="12.406cm" svg:y="1.236cm" svg:viewBox="0 0 456 88" draw:points="456,0 0,57 78,88">
            <text:p/>
          </draw:polygon>
          <draw:polygon draw:style-name="gr17" draw:text-style-name="P1" draw:layer="layout" svg:width="0.377cm" svg:height="0.102cm" svg:x="12.484cm" svg:y="1.236cm" svg:viewBox="0 0 378 103" draw:points="378,0 0,88 130,103">
            <text:p/>
          </draw:polygon>
          <draw:polygon draw:style-name="gr17" draw:text-style-name="P1" draw:layer="layout" svg:width="0.247cm" svg:height="0.102cm" svg:x="12.614cm" svg:y="1.236cm" svg:viewBox="0 0 248 103" draw:points="248,0 0,103 141,99">
            <text:p/>
          </draw:polygon>
          <draw:polygon draw:style-name="gr17" draw:text-style-name="P1" draw:layer="layout" svg:width="0.106cm" svg:height="0.098cm" svg:x="12.755cm" svg:y="1.236cm" svg:viewBox="0 0 107 99" draw:points="107,0 0,99 107,74">
            <text:p/>
          </draw:polygon>
          <draw:polygon draw:style-name="gr17" draw:text-style-name="P1" draw:layer="layout" svg:width="0.041cm" svg:height="0.073cm" svg:x="12.862cm" svg:y="1.236cm" svg:viewBox="0 0 42 74" draw:points="0,0 0,74 42,38">
            <text:p/>
          </draw:polygon>
          <draw:polygon draw:style-name="gr18" draw:text-style-name="P1" draw:layer="layout" svg:width="0.508cm" svg:height="0.136cm" svg:x="12.395cm" svg:y="1.205cm" svg:viewBox="0 0 509 137" draw:points="509,69 488,42 433,21 351,6 254,0 158,6 74,21 19,42 0,69 19,95 74,116 158,130 254,137 351,130 433,116 488,95">
            <text:p/>
          </draw:polygon>
        </draw:g>
        <draw:frame draw:style-name="gr16" draw:text-style-name="P6" draw:layer="layout" svg:width="2.305cm" svg:height="0.887cm" svg:x="11.495cm" svg:y="2.113cm">
          <draw:text-box>
            <text:p text:style-name="P1"><text:span text:style-name="T1">GUC_QUEUE</text:span></text:p>
            <text:p text:style-name="P1"><text:span text:style-name="T1">response</text:span></text:p>
          </draw:text-box>
        </draw:frame>
        <draw:line draw:style-name="gr19" draw:text-style-name="P1" draw:layer="layout" svg:x1="11.8cm" svg:y1="1.5cm" svg:x2="5.3cm" svg:y2="1.5cm">
          <text:p/>
        </draw:line>
        <draw:frame draw:style-name="gr11" draw:text-style-name="P2" draw:layer="layout" svg:width="2.376cm" svg:height="0.887cm" svg:x="4.924cm" svg:y="1.84cm">
          <draw:text-box>
            <text:p text:style-name="P1"><text:span text:style-name="T1">response bericht</text:span></text:p>
          </draw:text-box>
        </draw:frame>
        <draw:line draw:style-name="gr19" draw:text-style-name="P1" draw:layer="layout" svg:x1="24.077cm" svg:y1="1.587cm" svg:x2="24.048cm" svg:y2="4.133cm">
          <text:p/>
        </draw:line>
        <draw:g>
          <draw:polyline draw:style-name="gr7" draw:text-style-name="P1" draw:layer="layout" svg:width="0.169cm" svg:height="0.342cm" svg:x="4.631cm" svg:y="1.583cm" svg:viewBox="0 0 170 343" draw:points="0,0 0,343 170,343">
            <text:p/>
          </draw:polyline>
          <draw:polygon draw:style-name="gr8" draw:text-style-name="P1" draw:layer="layout" svg:width="0.298cm" svg:height="0.298cm" svg:x="4.801cm" svg:y="1.766cm" svg:viewBox="0 0 299 299" draw:points="0,299 299,299 299,0 0,0">
            <text:p/>
          </draw:polygon>
          <draw:custom-shape draw:style-name="gr9" draw:text-style-name="P1" draw:layer="layout" svg:width="0.279cm" svg:height="0.279cm" svg:x="4.486cm" svg:y="1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7" draw:text-style-name="P1" draw:layer="layout" svg:width="0.164cm" svg:height="0.467cm" svg:x="4.631cm" svg:y="1.926cm" svg:viewBox="0 0 165 468" draw:points="0,0 0,468 165,468">
            <text:p/>
          </draw:polyline>
          <draw:polygon draw:style-name="gr10" draw:text-style-name="P1" draw:layer="layout" svg:width="0.298cm" svg:height="0.298cm" svg:x="4.796cm" svg:y="2.252cm" svg:viewBox="0 0 299 299" draw:points="0,299 299,299 299,0 0,0">
            <text:p/>
          </draw:polygon>
        </draw:g>
        <draw:line draw:style-name="gr13" draw:text-style-name="P1" draw:layer="layout" svg:x1="24.077cm" svg:y1="1.546cm" svg:x2="13.466cm" svg:y2="1.544cm">
          <text:p/>
        </draw:line>
        <draw:line draw:style-name="gr20" draw:text-style-name="P1" draw:layer="layout" svg:x1="3cm" svg:y1="4.6cm" svg:x2="4.3cm" svg:y2="4.605cm">
          <text:p/>
        </draw:line>
        <draw:frame draw:style-name="gr15" draw:text-style-name="P5" draw:layer="layout" svg:width="0.976cm" svg:height="0.725cm" svg:x="5.913cm" svg:y="10.123cm">
          <draw:text-box>
            <text:p><text:span text:style-name="T3">10</text:span></text:p>
          </draw:text-box>
        </draw:frame>
        <draw:g>
          <draw:polygon draw:style-name="gr21" draw:text-style-name="P1" draw:layer="layout" svg:width="1.553cm" svg:height="0.953cm" svg:x="4.001cm" svg:y="9.546cm" svg:viewBox="0 0 1554 954" draw:points="0,954 1554,954 1554,0 0,0">
            <text:p/>
          </draw:polygon>
          <draw:polygon draw:style-name="gr5" draw:text-style-name="P1" draw:layer="layout" svg:width="0.476cm" svg:height="0.716cm" svg:x="4.182cm" svg:y="9.666cm" svg:viewBox="0 0 477 717" draw:points="0,717 477,717 477,0 0,0">
            <text:p/>
          </draw:polygon>
          <draw:polygon draw:style-name="gr5" draw:text-style-name="P1" draw:layer="layout" svg:width="0.476cm" svg:height="0.716cm" svg:x="4.899cm" svg:y="9.666cm" svg:viewBox="0 0 477 717" draw:points="0,717 477,717 477,0 0,0">
            <text:p/>
          </draw:polygon>
          <draw:line draw:style-name="gr22" draw:text-style-name="P1" draw:layer="layout" svg:x1="4.419cm" svg:y1="9.783cm" svg:x2="5.197cm" svg:y2="10.262cm">
            <text:p/>
          </draw:line>
          <draw:line draw:style-name="gr22" draw:text-style-name="P1" draw:layer="layout" svg:x1="4.419cm" svg:y1="10.262cm" svg:x2="5.197cm" svg:y2="9.783cm">
            <text:p/>
          </draw:line>
        </draw:g>
        <draw:frame draw:style-name="gr16" draw:text-style-name="P6" draw:layer="layout" svg:width="1.905cm" svg:height="1.205cm" svg:x="3.801cm" svg:y="10.6cm">
          <draw:text-box>
            <text:p text:style-name="P1"><text:span text:style-name="T1">toevoegen</text:span></text:p>
            <text:p text:style-name="P1"><text:span text:style-name="T1">message</text:span></text:p>
            <text:p text:style-name="P1"><text:span text:style-name="T1">properties</text:span></text:p>
          </draw:text-box>
        </draw:frame>
        <draw:line draw:style-name="gr13" draw:text-style-name="P1" draw:layer="layout" svg:x1="2.701cm" svg:y1="10cm" svg:x2="4.028cm" svg:y2="9.99cm">
          <text:p/>
        </draw:line>
        <draw:g>
          <draw:polygon draw:style-name="gr21" draw:text-style-name="P1" draw:layer="layout" svg:width="1.553cm" svg:height="0.953cm" svg:x="18.336cm" svg:y="7.093cm" svg:viewBox="0 0 1554 954" draw:points="0,954 1554,954 1554,0 0,0">
            <text:p/>
          </draw:polygon>
          <draw:polygon draw:style-name="gr5" draw:text-style-name="P1" draw:layer="layout" svg:width="0.476cm" svg:height="0.716cm" svg:x="18.517cm" svg:y="7.213cm" svg:viewBox="0 0 477 717" draw:points="0,717 477,717 477,0 0,0">
            <text:p/>
          </draw:polygon>
          <draw:polygon draw:style-name="gr5" draw:text-style-name="P1" draw:layer="layout" svg:width="0.476cm" svg:height="0.716cm" svg:x="19.234cm" svg:y="7.213cm" svg:viewBox="0 0 477 717" draw:points="0,717 477,717 477,0 0,0">
            <text:p/>
          </draw:polygon>
          <draw:line draw:style-name="gr22" draw:text-style-name="P1" draw:layer="layout" svg:x1="18.754cm" svg:y1="7.33cm" svg:x2="19.532cm" svg:y2="7.809cm">
            <text:p/>
          </draw:line>
          <draw:line draw:style-name="gr22" draw:text-style-name="P1" draw:layer="layout" svg:x1="18.754cm" svg:y1="7.809cm" svg:x2="19.532cm" svg:y2="7.33cm">
            <text:p/>
          </draw:line>
        </draw:g>
        <draw:frame draw:style-name="gr23" draw:text-style-name="P2" draw:layer="layout" svg:width="2.677cm" svg:height="0.602cm" svg:x="17.772cm" svg:y="8.235cm">
          <draw:text-box>
            <text:p text:style-name="P1"><text:span text:style-name="T1">transformers</text:span></text:p>
          </draw:text-box>
        </draw:frame>
        <draw:g>
          <draw:polygon draw:style-name="gr1" draw:text-style-name="P1" draw:layer="layout" svg:width="1.553cm" svg:height="0.953cm" svg:x="1.096cm" svg:y="9.488cm" svg:viewBox="0 0 1554 954" draw:points="0,954 1554,954 1554,0 0,0">
            <text:p/>
          </draw:polygon>
          <draw:custom-shape draw:style-name="gr24" draw:text-style-name="P1" draw:layer="layout" svg:width="0.667cm" svg:height="0.667cm" svg:x="1.564cm" svg:y="9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0.828cm" svg:y1="9.965cm" svg:x2="1.575cm" svg:y2="9.965cm">
            <text:p/>
          </draw:line>
          <draw:polygon draw:style-name="gr26" draw:text-style-name="P1" draw:layer="layout" svg:width="0.167cm" svg:height="0.083cm" svg:x="2.242cm" svg:y="9.881cm" svg:viewBox="0 0 168 84" draw:points="168,84 84,0 0,84">
            <text:p/>
          </draw:polygon>
          <draw:polygon draw:style-name="gr26" draw:text-style-name="P1" draw:layer="layout" svg:width="0.167cm" svg:height="0.083cm" svg:x="2.242cm" svg:y="9.965cm" svg:viewBox="0 0 168 84" draw:points="168,0 0,0 84,84">
            <text:p/>
          </draw:polygon>
          <draw:polygon draw:style-name="gr27" draw:text-style-name="P1" draw:layer="layout" svg:width="0.167cm" svg:height="0.167cm" svg:x="2.242cm" svg:y="9.881cm" svg:viewBox="0 0 168 168" draw:points="84,168 168,84 84,0 0,84">
            <text:p/>
          </draw:polygon>
          <draw:custom-shape draw:style-name="gr28" draw:text-style-name="P1" draw:layer="layout" svg:width="0.153cm" svg:height="0.153cm" svg:x="1.481cm" svg:y="9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" draw:text-style-name="P1" draw:layer="layout" svg:width="0.178cm" svg:height="0.178cm" svg:x="1.456cm" svg:y="9.875cm" svg:viewBox="0 0 179 179" draw:points="0,179 0,0 179,90">
            <text:p/>
          </draw:polygon>
          <draw:polygon draw:style-name="gr4" draw:text-style-name="P1" draw:layer="layout" svg:width="0.178cm" svg:height="0.178cm" svg:x="1.456cm" svg:y="9.875cm" svg:viewBox="0 0 179 179" draw:points="179,90 0,179 0,0">
            <text:p/>
          </draw:polygon>
          <draw:polygon draw:style-name="gr26" draw:text-style-name="P1" draw:layer="layout" svg:width="0.083cm" svg:height="0.098cm" svg:x="1.546cm" svg:y="9.813cm" svg:viewBox="0 0 84 99" draw:points="6,0 84,44 0,99">
            <text:p/>
          </draw:polygon>
        </draw:g>
        <draw:frame draw:style-name="gr16" draw:text-style-name="P2" draw:layer="layout" svg:width="1.905cm" svg:height="1.205cm" svg:x="0.874cm" svg:y="10.549cm">
          <draw:text-box>
            <text:p text:style-name="P1"><text:span text:style-name="T1">polling JDBC</text:span></text:p>
            <text:p text:style-name="P1"><text:span text:style-name="T1">consumer</text:span></text:p>
          </draw:text-box>
        </draw:frame>
        <draw:line draw:style-name="gr19" draw:text-style-name="P1" draw:layer="layout" svg:x1="12.494cm" svg:y1="6.145cm" svg:x2="12.5cm" svg:y2="8.7cm">
          <text:p/>
        </draw:line>
        <draw:line draw:style-name="gr19" draw:text-style-name="P1" draw:layer="layout" svg:x1="12.5cm" svg:y1="8.7cm" svg:x2="2.2cm" svg:y2="8.7cm">
          <text:p/>
        </draw:line>
        <draw:line draw:style-name="gr13" draw:text-style-name="P1" draw:layer="layout" svg:x1="2.2cm" svg:y1="8.7cm" svg:x2="1.992cm" svg:y2="9.505cm">
          <text:p/>
        </draw:line>
        <draw:g>
          <draw:polygon draw:style-name="gr29" draw:text-style-name="P7" draw:layer="layout" svg:width="1.551cm" svg:height="0.953cm" svg:x="6.9cm" svg:y="9.546cm" svg:viewBox="0 0 1552 954" draw:points="0,954 1552,954 1552,0 0,0">
            <text:p/>
          </draw:polygon>
          <draw:line draw:style-name="gr30" draw:text-style-name="P7" draw:layer="layout" svg:x1="7.018cm" svg:y1="10.023cm" svg:x2="8.332cm" svg:y2="10.023cm">
            <text:p/>
          </draw:line>
          <draw:polygon draw:style-name="gr31" draw:text-style-name="P7" draw:layer="layout" svg:width="0.028cm" svg:height="0.058cm" svg:x="7.646cm" svg:y="9.994cm" svg:viewBox="0 0 29 59" draw:points="29,0 0,29 29,59">
            <text:p/>
          </draw:polygon>
          <draw:polygon draw:style-name="gr32" draw:text-style-name="P7" draw:layer="layout" svg:width="0.028cm" svg:height="0.058cm" svg:x="7.676cm" svg:y="9.994cm" svg:viewBox="0 0 29 59" draw:points="0,0 0,59 29,29">
            <text:p/>
          </draw:polygon>
          <draw:polygon draw:style-name="gr33" draw:text-style-name="P7" draw:layer="layout" svg:width="0.058cm" svg:height="0cm" svg:x="7.646cm" svg:y="10.023cm" svg:viewBox="0 0 59 0" draw:points="59,0 0,0">
            <text:p/>
          </draw:polygon>
          <draw:line draw:style-name="gr34" draw:text-style-name="P7" draw:layer="layout" svg:x1="7.676cm" svg:y1="10.023cm" svg:x2="7.676cm" svg:y2="10.263cm">
            <text:p/>
          </draw:line>
          <draw:polygon draw:style-name="gr35" draw:text-style-name="P7" draw:layer="layout" svg:width="0.087cm" svg:height="0.087cm" svg:x="7.631cm" svg:y="10.263cm" svg:viewBox="0 0 88 88" draw:points="88,0 0,0 44,88">
            <text:p/>
          </draw:polygon>
          <draw:polygon draw:style-name="gr36" draw:text-style-name="P7" draw:layer="layout" svg:width="0.087cm" svg:height="0.087cm" svg:x="7.631cm" svg:y="10.263cm" svg:viewBox="0 0 88 88" draw:points="44,88 88,0 0,0">
            <text:p/>
          </draw:polygon>
        </draw:g>
        <draw:frame draw:style-name="gr16" draw:text-style-name="P2" draw:layer="layout" svg:width="2.376cm" svg:height="0.887cm" svg:x="6.559cm" svg:y="12.794cm">
          <draw:text-box>
            <text:p text:style-name="P1"><text:span text:style-name="T1">backup</text:span></text:p>
            <text:p text:style-name="P1"><text:span text:style-name="T1">directory</text:span></text:p>
          </draw:text-box>
        </draw:frame>
        <draw:g>
          <draw:polygon draw:style-name="gr1" draw:text-style-name="P1" draw:layer="layout" svg:width="1.553cm" svg:height="0.953cm" svg:x="9.858cm" svg:y="9.501cm" svg:viewBox="0 0 1554 954" draw:points="0,954 1554,954 1554,0 0,0">
            <text:p/>
          </draw:polygon>
          <draw:polygon draw:style-name="gr17" draw:text-style-name="P1" draw:layer="layout" svg:width="0.512cm" svg:height="0.407cm" svg:x="10.396cm" svg:y="9.774cm" svg:viewBox="0 0 513 408" draw:points="513,0 0,0 0,408">
            <text:p/>
          </draw:polygon>
          <draw:polygon draw:style-name="gr17" draw:text-style-name="P1" draw:layer="layout" svg:width="0.512cm" svg:height="0.443cm" svg:x="10.396cm" svg:y="9.774cm" svg:viewBox="0 0 513 444" draw:points="513,0 0,408 34,444">
            <text:p/>
          </draw:polygon>
          <draw:polygon draw:style-name="gr17" draw:text-style-name="P1" draw:layer="layout" svg:width="0.478cm" svg:height="0.466cm" svg:x="10.43cm" svg:y="9.774cm" svg:viewBox="0 0 479 467" draw:points="479,0 0,444 95,467">
            <text:p/>
          </draw:polygon>
          <draw:polygon draw:style-name="gr17" draw:text-style-name="P1" draw:layer="layout" svg:width="0.384cm" svg:height="0.476cm" svg:x="10.525cm" svg:y="9.774cm" svg:viewBox="0 0 385 477" draw:points="385,0 0,467 128,477">
            <text:p/>
          </draw:polygon>
          <draw:polygon draw:style-name="gr17" draw:text-style-name="P1" draw:layer="layout" svg:width="0.255cm" svg:height="0.476cm" svg:x="10.653cm" svg:y="9.774cm" svg:viewBox="0 0 256 477" draw:points="256,0 0,477 128,467">
            <text:p/>
          </draw:polygon>
          <draw:polygon draw:style-name="gr17" draw:text-style-name="P1" draw:layer="layout" svg:width="0.127cm" svg:height="0.466cm" svg:x="10.781cm" svg:y="9.774cm" svg:viewBox="0 0 128 467" draw:points="128,0 0,467 93,444">
            <text:p/>
          </draw:polygon>
          <draw:polygon draw:style-name="gr17" draw:text-style-name="P1" draw:layer="layout" svg:width="0.035cm" svg:height="0.443cm" svg:x="10.874cm" svg:y="9.774cm" svg:viewBox="0 0 36 444" draw:points="36,0 0,444 36,408">
            <text:p/>
          </draw:polygon>
          <draw:polygon draw:style-name="gr18" draw:text-style-name="P1" draw:layer="layout" svg:width="0.512cm" svg:height="0.476cm" svg:x="10.396cm" svg:y="9.774cm" svg:viewBox="0 0 513 477" draw:points="513,408 513,0 0,0 0,408 19,435 76,456 158,471 256,477 353,471 437,456 492,435">
            <text:p/>
          </draw:polygon>
          <draw:polygon draw:style-name="gr17" draw:text-style-name="P1" draw:layer="layout" svg:width="0.247cm" svg:height="0.028cm" svg:x="10.615cm" svg:y="9.707cm" svg:viewBox="0 0 248 29" draw:points="248,29 141,4 0,0">
            <text:p/>
          </draw:polygon>
          <draw:polygon draw:style-name="gr17" draw:text-style-name="P1" draw:layer="layout" svg:width="0.377cm" svg:height="0.028cm" svg:x="10.485cm" svg:y="9.707cm" svg:viewBox="0 0 378 29" draw:points="378,29 130,0 0,15">
            <text:p/>
          </draw:polygon>
          <draw:polygon draw:style-name="gr17" draw:text-style-name="P1" draw:layer="layout" svg:width="0.455cm" svg:height="0.031cm" svg:x="10.407cm" svg:y="9.722cm" svg:viewBox="0 0 456 32" draw:points="456,15 78,0 0,32">
            <text:p/>
          </draw:polygon>
          <draw:polygon draw:style-name="gr17" draw:text-style-name="P1" draw:layer="layout" svg:width="0.455cm" svg:height="0.056cm" svg:x="10.407cm" svg:y="9.736cm" svg:viewBox="0 0 456 57" draw:points="456,0 0,17 0,57">
            <text:p/>
          </draw:polygon>
          <draw:polygon draw:style-name="gr17" draw:text-style-name="P1" draw:layer="layout" svg:width="0.455cm" svg:height="0.087cm" svg:x="10.407cm" svg:y="9.736cm" svg:viewBox="0 0 456 88" draw:points="456,0 0,57 78,88">
            <text:p/>
          </draw:polygon>
          <draw:polygon draw:style-name="gr17" draw:text-style-name="P1" draw:layer="layout" svg:width="0.377cm" svg:height="0.102cm" svg:x="10.485cm" svg:y="9.736cm" svg:viewBox="0 0 378 103" draw:points="378,0 0,88 130,103">
            <text:p/>
          </draw:polygon>
          <draw:polygon draw:style-name="gr17" draw:text-style-name="P1" draw:layer="layout" svg:width="0.247cm" svg:height="0.102cm" svg:x="10.615cm" svg:y="9.736cm" svg:viewBox="0 0 248 103" draw:points="248,0 0,103 141,99">
            <text:p/>
          </draw:polygon>
          <draw:polygon draw:style-name="gr17" draw:text-style-name="P1" draw:layer="layout" svg:width="0.106cm" svg:height="0.098cm" svg:x="10.756cm" svg:y="9.736cm" svg:viewBox="0 0 107 99" draw:points="107,0 0,99 107,74">
            <text:p/>
          </draw:polygon>
          <draw:polygon draw:style-name="gr17" draw:text-style-name="P1" draw:layer="layout" svg:width="0.041cm" svg:height="0.073cm" svg:x="10.863cm" svg:y="9.736cm" svg:viewBox="0 0 42 74" draw:points="0,0 0,74 42,38">
            <text:p/>
          </draw:polygon>
          <draw:polygon draw:style-name="gr18" draw:text-style-name="P1" draw:layer="layout" svg:width="0.508cm" svg:height="0.136cm" svg:x="10.396cm" svg:y="9.705cm" svg:viewBox="0 0 509 137" draw:points="509,69 488,42 433,21 351,6 254,0 158,6 74,21 19,42 0,69 19,95 74,116 158,130 254,137 351,130 433,116 488,95">
            <text:p/>
          </draw:polygon>
        </draw:g>
        <draw:frame draw:style-name="gr16" draw:text-style-name="P6" draw:layer="layout" svg:width="1.905cm" svg:height="0.887cm" svg:x="9.702cm" svg:y="10.659cm">
          <draw:text-box>
            <text:p text:style-name="P1"><text:span text:style-name="T1">GUC_LOG</text:span></text:p>
            <text:p text:style-name="P1"><text:span text:style-name="T1">bericht_in</text:span></text:p>
          </draw:text-box>
        </draw:frame>
        <draw:g>
          <draw:polygon draw:style-name="gr37" draw:text-style-name="P7" draw:layer="layout" svg:width="1.551cm" svg:height="0.953cm" svg:x="12.7cm" svg:y="9.547cm" svg:viewBox="0 0 1552 954" draw:points="0,954 1552,954 1552,0 0,0">
            <text:p/>
          </draw:polygon>
          <draw:line draw:style-name="gr38" draw:text-style-name="P7" draw:layer="layout" svg:x1="12.818cm" svg:y1="10.024cm" svg:x2="14.132cm" svg:y2="10.024cm">
            <text:p/>
          </draw:line>
          <draw:polygon draw:style-name="gr39" draw:text-style-name="P7" draw:layer="layout" svg:width="0.028cm" svg:height="0.058cm" svg:x="13.446cm" svg:y="9.995cm" svg:viewBox="0 0 29 59" draw:points="29,0 0,29 29,59">
            <text:p/>
          </draw:polygon>
          <draw:polygon draw:style-name="gr40" draw:text-style-name="P7" draw:layer="layout" svg:width="0.028cm" svg:height="0.058cm" svg:x="13.476cm" svg:y="9.995cm" svg:viewBox="0 0 29 59" draw:points="0,0 0,59 29,29">
            <text:p/>
          </draw:polygon>
          <draw:polygon draw:style-name="gr41" draw:text-style-name="P7" draw:layer="layout" svg:width="0.058cm" svg:height="0cm" svg:x="13.446cm" svg:y="10.024cm" svg:viewBox="0 0 59 0" draw:points="59,0 0,0">
            <text:p/>
          </draw:polygon>
          <draw:line draw:style-name="gr42" draw:text-style-name="P7" draw:layer="layout" svg:x1="13.476cm" svg:y1="10.024cm" svg:x2="13.476cm" svg:y2="10.264cm">
            <text:p/>
          </draw:line>
          <draw:polygon draw:style-name="gr43" draw:text-style-name="P7" draw:layer="layout" svg:width="0.087cm" svg:height="0.087cm" svg:x="13.431cm" svg:y="10.264cm" svg:viewBox="0 0 88 88" draw:points="88,0 0,0 44,88">
            <text:p/>
          </draw:polygon>
          <draw:polygon draw:style-name="gr44" draw:text-style-name="P7" draw:layer="layout" svg:width="0.087cm" svg:height="0.087cm" svg:x="13.431cm" svg:y="10.264cm" svg:viewBox="0 0 88 88" draw:points="44,88 88,0 0,0">
            <text:p/>
          </draw:polygon>
        </draw:g>
        <draw:frame draw:style-name="gr16" draw:text-style-name="P2" draw:layer="layout" svg:width="6.856cm" svg:height="0.885cm" svg:x="10.341cm" svg:y="16.718cm">
          <draw:text-box>
            <text:p text:style-name="P3"><text:span text:style-name="T2">guc.bron.gbaprs.vulgm.afnemers.queue</text:span></text:p>
          </draw:text-box>
        </draw:frame>
        <draw:line draw:style-name="gr13" draw:text-style-name="P1" draw:layer="layout" svg:x1="5.602cm" svg:y1="10cm" svg:x2="6.929cm" svg:y2="9.99cm">
          <text:p/>
        </draw:line>
        <draw:line draw:style-name="gr13" draw:text-style-name="P1" draw:layer="layout" svg:x1="8.503cm" svg:y1="10cm" svg:x2="9.83cm" svg:y2="9.99cm">
          <text:p/>
        </draw:line>
        <draw:line draw:style-name="gr13" draw:text-style-name="P1" draw:layer="layout" svg:x1="11.404cm" svg:y1="10cm" svg:x2="12.731cm" svg:y2="9.99cm">
          <text:p/>
        </draw:line>
        <draw:line draw:style-name="gr13" draw:text-style-name="P1" draw:layer="layout" svg:x1="14.305cm" svg:y1="10cm" svg:x2="15.632cm" svg:y2="9.99cm">
          <text:p/>
        </draw:line>
        <draw:g>
          <draw:polygon draw:style-name="gr1" draw:text-style-name="P1" draw:layer="layout" svg:width="1.551cm" svg:height="0.956cm" svg:x="15.585cm" svg:y="9.51cm" svg:viewBox="0 0 1552 957" draw:points="0,957 1552,957 1552,0 0,0">
            <text:p/>
          </draw:polygon>
          <draw:polygon draw:style-name="gr26" draw:text-style-name="P1" draw:layer="layout" svg:width="0.018cm" svg:height="0.031cm" svg:x="15.94cm" svg:y="10.006cm" svg:viewBox="0 0 19 32" draw:points="0,0 8,17 19,32">
            <text:p/>
          </draw:polygon>
          <draw:polygon draw:style-name="gr26" draw:text-style-name="P1" draw:layer="layout" svg:width="0.035cm" svg:height="0.039cm" svg:x="15.94cm" svg:y="10.006cm" svg:viewBox="0 0 36 40" draw:points="0,0 19,32 36,40">
            <text:p/>
          </draw:polygon>
          <draw:polygon draw:style-name="gr26" draw:text-style-name="P1" draw:layer="layout" svg:width="0.052cm" svg:height="0.045cm" svg:x="15.94cm" svg:y="10.006cm" svg:viewBox="0 0 53 46" draw:points="0,0 36,40 53,46">
            <text:p/>
          </draw:polygon>
          <draw:polygon draw:style-name="gr26" draw:text-style-name="P1" draw:layer="layout" svg:width="0.07cm" svg:height="0.045cm" svg:x="15.94cm" svg:y="10.006cm" svg:viewBox="0 0 71 46" draw:points="0,0 53,46 71,46">
            <text:p/>
          </draw:polygon>
          <draw:polygon draw:style-name="gr26" draw:text-style-name="P1" draw:layer="layout" svg:width="0.087cm" svg:height="0.045cm" svg:x="15.94cm" svg:y="10.006cm" svg:viewBox="0 0 88 46" draw:points="0,0 71,46 88,40">
            <text:p/>
          </draw:polygon>
          <draw:polygon draw:style-name="gr26" draw:text-style-name="P1" draw:layer="layout" svg:width="0.102cm" svg:height="0.039cm" svg:x="15.94cm" svg:y="10.006cm" svg:viewBox="0 0 103 40" draw:points="0,0 88,40 103,32">
            <text:p/>
          </draw:polygon>
          <draw:polygon draw:style-name="gr26" draw:text-style-name="P1" draw:layer="layout" svg:width="0.115cm" svg:height="0.031cm" svg:x="15.94cm" svg:y="10.006cm" svg:viewBox="0 0 116 32" draw:points="0,0 103,32 116,17">
            <text:p/>
          </draw:polygon>
          <draw:polygon draw:style-name="gr26" draw:text-style-name="P1" draw:layer="layout" svg:width="0.123cm" svg:height="0.016cm" svg:x="15.94cm" svg:y="10.006cm" svg:viewBox="0 0 124 17" draw:points="0,0 116,17 124,0">
            <text:p/>
          </draw:polygon>
          <draw:polygon draw:style-name="gr26" draw:text-style-name="P1" draw:layer="layout" svg:width="0.125cm" svg:height="0.018cm" svg:x="15.94cm" svg:y="9.987cm" svg:viewBox="0 0 126 19" draw:points="0,19 124,19 126,0">
            <text:p/>
          </draw:polygon>
          <draw:polygon draw:style-name="gr26" draw:text-style-name="P1" draw:layer="layout" svg:width="0.125cm" svg:height="0.035cm" svg:x="15.94cm" svg:y="9.97cm" svg:viewBox="0 0 126 36" draw:points="0,36 126,17 124,0">
            <text:p/>
          </draw:polygon>
          <draw:polygon draw:style-name="gr26" draw:text-style-name="P1" draw:layer="layout" svg:width="0.123cm" svg:height="0.052cm" svg:x="15.94cm" svg:y="9.954cm" svg:viewBox="0 0 124 53" draw:points="0,53 124,17 116,0">
            <text:p/>
          </draw:polygon>
          <draw:polygon draw:style-name="gr26" draw:text-style-name="P1" draw:layer="layout" svg:width="0.115cm" svg:height="0.066cm" svg:x="15.94cm" svg:y="9.939cm" svg:viewBox="0 0 116 67" draw:points="0,67 116,15 103,0">
            <text:p/>
          </draw:polygon>
          <draw:polygon draw:style-name="gr26" draw:text-style-name="P1" draw:layer="layout" svg:width="0.102cm" svg:height="0.075cm" svg:x="15.94cm" svg:y="9.93cm" svg:viewBox="0 0 103 76" draw:points="0,76 103,8 88,0">
            <text:p/>
          </draw:polygon>
          <draw:polygon draw:style-name="gr26" draw:text-style-name="P1" draw:layer="layout" svg:width="0.087cm" svg:height="0.081cm" svg:x="15.94cm" svg:y="9.924cm" svg:viewBox="0 0 88 82" draw:points="0,82 88,6 71,0">
            <text:p/>
          </draw:polygon>
          <draw:polygon draw:style-name="gr26" draw:text-style-name="P1" draw:layer="layout" svg:width="0.07cm" svg:height="0.081cm" svg:x="15.94cm" svg:y="9.924cm" svg:viewBox="0 0 71 82" draw:points="0,82 71,0 53,0">
            <text:p/>
          </draw:polygon>
          <draw:polygon draw:style-name="gr26" draw:text-style-name="P1" draw:layer="layout" svg:width="0.052cm" svg:height="0.081cm" svg:x="15.94cm" svg:y="9.924cm" svg:viewBox="0 0 53 82" draw:points="0,82 53,0 36,6">
            <text:p/>
          </draw:polygon>
          <draw:polygon draw:style-name="gr26" draw:text-style-name="P1" draw:layer="layout" svg:width="0.035cm" svg:height="0.075cm" svg:x="15.94cm" svg:y="9.93cm" svg:viewBox="0 0 36 76" draw:points="0,76 36,0 19,8">
            <text:p/>
          </draw:polygon>
          <draw:polygon draw:style-name="gr26" draw:text-style-name="P1" draw:layer="layout" svg:width="0.018cm" svg:height="0.066cm" svg:x="15.94cm" svg:y="9.939cm" svg:viewBox="0 0 19 67" draw:points="0,67 19,0 8,15">
            <text:p/>
          </draw:polygon>
          <draw:polygon draw:style-name="gr26" draw:text-style-name="P1" draw:layer="layout" svg:width="0.007cm" svg:height="0.052cm" svg:x="15.94cm" svg:y="9.954cm" svg:viewBox="0 0 8 53" draw:points="0,53 8,0 0,17">
            <text:p/>
          </draw:polygon>
          <draw:polygon draw:style-name="gr26" draw:text-style-name="P1" draw:layer="layout" svg:width="0.001cm" svg:height="0.035cm" svg:x="15.938cm" svg:y="9.97cm" svg:viewBox="0 0 2 36" draw:points="2,36 2,0 0,17">
            <text:p/>
          </draw:polygon>
          <draw:line draw:style-name="gr7" draw:text-style-name="P1" draw:layer="layout" svg:x1="15.703cm" svg:y1="9.987cm" svg:x2="16.002cm" svg:y2="9.987cm">
            <text:p/>
          </draw:line>
          <draw:polygon draw:style-name="gr26" draw:text-style-name="P1" draw:layer="layout" svg:width="0.02cm" svg:height="0.031cm" svg:x="16.76cm" svg:y="9.64cm" svg:viewBox="0 0 21 32" draw:points="21,32 13,15 0,0">
            <text:p/>
          </draw:polygon>
          <draw:polygon draw:style-name="gr26" draw:text-style-name="P1" draw:layer="layout" svg:width="0.035cm" svg:height="0.041cm" svg:x="16.745cm" svg:y="9.63cm" svg:viewBox="0 0 36 42" draw:points="36,42 15,11 0,0">
            <text:p/>
          </draw:polygon>
          <draw:polygon draw:style-name="gr26" draw:text-style-name="P1" draw:layer="layout" svg:width="0.052cm" svg:height="0.045cm" svg:x="16.729cm" svg:y="9.626cm" svg:viewBox="0 0 53 46" draw:points="53,46 17,4 0,0">
            <text:p/>
          </draw:polygon>
          <draw:polygon draw:style-name="gr26" draw:text-style-name="P1" draw:layer="layout" svg:width="0.07cm" svg:height="0.045cm" svg:x="16.71cm" svg:y="9.626cm" svg:viewBox="0 0 71 46" draw:points="71,46 19,0 0,0">
            <text:p/>
          </draw:polygon>
          <draw:polygon draw:style-name="gr26" draw:text-style-name="P1" draw:layer="layout" svg:width="0.087cm" svg:height="0.045cm" svg:x="16.693cm" svg:y="9.626cm" svg:viewBox="0 0 88 46" draw:points="88,46 17,0 0,4">
            <text:p/>
          </draw:polygon>
          <draw:polygon draw:style-name="gr26" draw:text-style-name="P1" draw:layer="layout" svg:width="0.104cm" svg:height="0.041cm" svg:x="16.676cm" svg:y="9.63cm" svg:viewBox="0 0 105 42" draw:points="105,42 17,0 0,11">
            <text:p/>
          </draw:polygon>
          <draw:polygon draw:style-name="gr26" draw:text-style-name="P1" draw:layer="layout" svg:width="0.117cm" svg:height="0.031cm" svg:x="16.663cm" svg:y="9.64cm" svg:viewBox="0 0 118 32" draw:points="118,32 13,0 0,15">
            <text:p/>
          </draw:polygon>
          <draw:polygon draw:style-name="gr26" draw:text-style-name="P1" draw:layer="layout" svg:width="0.123cm" svg:height="0.016cm" svg:x="16.657cm" svg:y="9.655cm" svg:viewBox="0 0 124 17" draw:points="124,17 6,0 0,17">
            <text:p/>
          </draw:polygon>
          <draw:polygon draw:style-name="gr26" draw:text-style-name="P1" draw:layer="layout" svg:width="0.125cm" svg:height="0.016cm" svg:x="16.655cm" svg:y="9.672cm" svg:viewBox="0 0 126 17" draw:points="126,0 2,0 0,17">
            <text:p/>
          </draw:polygon>
          <draw:polygon draw:style-name="gr26" draw:text-style-name="P1" draw:layer="layout" svg:width="0.125cm" svg:height="0.035cm" svg:x="16.655cm" svg:y="9.672cm" svg:viewBox="0 0 126 36" draw:points="126,0 0,17 2,36">
            <text:p/>
          </draw:polygon>
          <draw:polygon draw:style-name="gr26" draw:text-style-name="P1" draw:layer="layout" svg:width="0.123cm" svg:height="0.052cm" svg:x="16.657cm" svg:y="9.672cm" svg:viewBox="0 0 124 53" draw:points="124,0 0,36 6,53">
            <text:p/>
          </draw:polygon>
          <draw:polygon draw:style-name="gr26" draw:text-style-name="P1" draw:layer="layout" svg:width="0.117cm" svg:height="0.066cm" svg:x="16.663cm" svg:y="9.672cm" svg:viewBox="0 0 118 67" draw:points="118,0 0,53 13,67">
            <text:p/>
          </draw:polygon>
          <draw:polygon draw:style-name="gr26" draw:text-style-name="P1" draw:layer="layout" svg:width="0.104cm" svg:height="0.075cm" svg:x="16.676cm" svg:y="9.672cm" svg:viewBox="0 0 105 76" draw:points="105,0 0,67 17,76">
            <text:p/>
          </draw:polygon>
          <draw:polygon draw:style-name="gr26" draw:text-style-name="P1" draw:layer="layout" svg:width="0.087cm" svg:height="0.081cm" svg:x="16.693cm" svg:y="9.672cm" svg:viewBox="0 0 88 82" draw:points="88,0 0,76 17,82">
            <text:p/>
          </draw:polygon>
          <draw:polygon draw:style-name="gr26" draw:text-style-name="P1" draw:layer="layout" svg:width="0.07cm" svg:height="0.081cm" svg:x="16.71cm" svg:y="9.672cm" svg:viewBox="0 0 71 82" draw:points="71,0 0,82 19,82">
            <text:p/>
          </draw:polygon>
          <draw:polygon draw:style-name="gr26" draw:text-style-name="P1" draw:layer="layout" svg:width="0.052cm" svg:height="0.081cm" svg:x="16.729cm" svg:y="9.672cm" svg:viewBox="0 0 53 82" draw:points="53,0 0,82 17,76">
            <text:p/>
          </draw:polygon>
          <draw:polygon draw:style-name="gr26" draw:text-style-name="P1" draw:layer="layout" svg:width="0.035cm" svg:height="0.075cm" svg:x="16.745cm" svg:y="9.672cm" svg:viewBox="0 0 36 76" draw:points="36,0 0,76 15,67">
            <text:p/>
          </draw:polygon>
          <draw:polygon draw:style-name="gr26" draw:text-style-name="P1" draw:layer="layout" svg:width="0.02cm" svg:height="0.066cm" svg:x="16.76cm" svg:y="9.672cm" svg:viewBox="0 0 21 67" draw:points="21,0 0,67 13,53">
            <text:p/>
          </draw:polygon>
          <draw:polygon draw:style-name="gr26" draw:text-style-name="P1" draw:layer="layout" svg:width="0.007cm" svg:height="0.052cm" svg:x="16.773cm" svg:y="9.672cm" svg:viewBox="0 0 8 53" draw:points="8,0 0,53 8,36">
            <text:p/>
          </draw:polygon>
          <draw:polygon draw:style-name="gr26" draw:text-style-name="P1" draw:layer="layout" svg:width="0.001cm" svg:height="0.035cm" svg:x="16.781cm" svg:y="9.672cm" svg:viewBox="0 0 2 36" draw:points="0,0 0,36 2,17">
            <text:p/>
          </draw:polygon>
          <draw:line draw:style-name="gr7" draw:text-style-name="P1" draw:layer="layout" svg:x1="16.718cm" svg:y1="9.689cm" svg:x2="17.017cm" svg:y2="9.689cm">
            <text:p/>
          </draw:line>
          <draw:polygon draw:style-name="gr26" draw:text-style-name="P1" draw:layer="layout" svg:width="0.02cm" svg:height="0.031cm" svg:x="16.76cm" svg:y="9.939cm" svg:viewBox="0 0 21 32" draw:points="21,32 13,15 0,0">
            <text:p/>
          </draw:polygon>
          <draw:polygon draw:style-name="gr26" draw:text-style-name="P1" draw:layer="layout" svg:width="0.035cm" svg:height="0.039cm" svg:x="16.745cm" svg:y="9.93cm" svg:viewBox="0 0 36 40" draw:points="36,40 15,8 0,0">
            <text:p/>
          </draw:polygon>
          <draw:polygon draw:style-name="gr26" draw:text-style-name="P1" draw:layer="layout" svg:width="0.052cm" svg:height="0.045cm" svg:x="16.729cm" svg:y="9.924cm" svg:viewBox="0 0 53 46" draw:points="53,46 17,6 0,0">
            <text:p/>
          </draw:polygon>
          <draw:polygon draw:style-name="gr26" draw:text-style-name="P1" draw:layer="layout" svg:width="0.07cm" svg:height="0.045cm" svg:x="16.71cm" svg:y="9.924cm" svg:viewBox="0 0 71 46" draw:points="71,46 19,0 0,0">
            <text:p/>
          </draw:polygon>
          <draw:polygon draw:style-name="gr26" draw:text-style-name="P1" draw:layer="layout" svg:width="0.087cm" svg:height="0.045cm" svg:x="16.693cm" svg:y="9.924cm" svg:viewBox="0 0 88 46" draw:points="88,46 17,0 0,6">
            <text:p/>
          </draw:polygon>
          <draw:polygon draw:style-name="gr26" draw:text-style-name="P1" draw:layer="layout" svg:width="0.104cm" svg:height="0.039cm" svg:x="16.676cm" svg:y="9.93cm" svg:viewBox="0 0 105 40" draw:points="105,40 17,0 0,8">
            <text:p/>
          </draw:polygon>
          <draw:polygon draw:style-name="gr26" draw:text-style-name="P1" draw:layer="layout" svg:width="0.117cm" svg:height="0.031cm" svg:x="16.663cm" svg:y="9.939cm" svg:viewBox="0 0 118 32" draw:points="118,32 13,0 0,15">
            <text:p/>
          </draw:polygon>
          <draw:polygon draw:style-name="gr26" draw:text-style-name="P1" draw:layer="layout" svg:width="0.123cm" svg:height="0.016cm" svg:x="16.657cm" svg:y="9.954cm" svg:viewBox="0 0 124 17" draw:points="124,17 6,0 0,17">
            <text:p/>
          </draw:polygon>
          <draw:polygon draw:style-name="gr26" draw:text-style-name="P1" draw:layer="layout" svg:width="0.125cm" svg:height="0.016cm" svg:x="16.655cm" svg:y="9.97cm" svg:viewBox="0 0 126 17" draw:points="126,0 2,0 0,17">
            <text:p/>
          </draw:polygon>
          <draw:polygon draw:style-name="gr26" draw:text-style-name="P1" draw:layer="layout" svg:width="0.125cm" svg:height="0.035cm" svg:x="16.655cm" svg:y="9.97cm" svg:viewBox="0 0 126 36" draw:points="126,0 0,17 2,36">
            <text:p/>
          </draw:polygon>
          <draw:polygon draw:style-name="gr26" draw:text-style-name="P1" draw:layer="layout" svg:width="0.123cm" svg:height="0.052cm" svg:x="16.657cm" svg:y="9.97cm" svg:viewBox="0 0 124 53" draw:points="124,0 0,36 6,53">
            <text:p/>
          </draw:polygon>
          <draw:polygon draw:style-name="gr26" draw:text-style-name="P1" draw:layer="layout" svg:width="0.117cm" svg:height="0.066cm" svg:x="16.663cm" svg:y="9.97cm" svg:viewBox="0 0 118 67" draw:points="118,0 0,53 13,67">
            <text:p/>
          </draw:polygon>
          <draw:polygon draw:style-name="gr26" draw:text-style-name="P1" draw:layer="layout" svg:width="0.104cm" svg:height="0.075cm" svg:x="16.676cm" svg:y="9.97cm" svg:viewBox="0 0 105 76" draw:points="105,0 0,67 17,76">
            <text:p/>
          </draw:polygon>
          <draw:polygon draw:style-name="gr26" draw:text-style-name="P1" draw:layer="layout" svg:width="0.087cm" svg:height="0.081cm" svg:x="16.693cm" svg:y="9.97cm" svg:viewBox="0 0 88 82" draw:points="88,0 0,76 17,82">
            <text:p/>
          </draw:polygon>
          <draw:polygon draw:style-name="gr26" draw:text-style-name="P1" draw:layer="layout" svg:width="0.07cm" svg:height="0.081cm" svg:x="16.71cm" svg:y="9.97cm" svg:viewBox="0 0 71 82" draw:points="71,0 0,82 19,82">
            <text:p/>
          </draw:polygon>
          <draw:polygon draw:style-name="gr26" draw:text-style-name="P1" draw:layer="layout" svg:width="0.052cm" svg:height="0.081cm" svg:x="16.729cm" svg:y="9.97cm" svg:viewBox="0 0 53 82" draw:points="53,0 0,82 17,76">
            <text:p/>
          </draw:polygon>
          <draw:polygon draw:style-name="gr26" draw:text-style-name="P1" draw:layer="layout" svg:width="0.035cm" svg:height="0.075cm" svg:x="16.745cm" svg:y="9.97cm" svg:viewBox="0 0 36 76" draw:points="36,0 0,76 15,67">
            <text:p/>
          </draw:polygon>
          <draw:polygon draw:style-name="gr26" draw:text-style-name="P1" draw:layer="layout" svg:width="0.02cm" svg:height="0.066cm" svg:x="16.76cm" svg:y="9.97cm" svg:viewBox="0 0 21 67" draw:points="21,0 0,67 13,53">
            <text:p/>
          </draw:polygon>
          <draw:polygon draw:style-name="gr26" draw:text-style-name="P1" draw:layer="layout" svg:width="0.007cm" svg:height="0.052cm" svg:x="16.773cm" svg:y="9.97cm" svg:viewBox="0 0 8 53" draw:points="8,0 0,53 8,36">
            <text:p/>
          </draw:polygon>
          <draw:polygon draw:style-name="gr26" draw:text-style-name="P1" draw:layer="layout" svg:width="0.001cm" svg:height="0.035cm" svg:x="16.781cm" svg:y="9.97cm" svg:viewBox="0 0 2 36" draw:points="0,0 0,36 2,17">
            <text:p/>
          </draw:polygon>
          <draw:line draw:style-name="gr7" draw:text-style-name="P1" draw:layer="layout" svg:x1="16.718cm" svg:y1="9.987cm" svg:x2="17.017cm" svg:y2="9.987cm">
            <text:p/>
          </draw:line>
          <draw:polygon draw:style-name="gr26" draw:text-style-name="P1" draw:layer="layout" svg:width="0.02cm" svg:height="0.031cm" svg:x="16.76cm" svg:y="10.237cm" svg:viewBox="0 0 21 32" draw:points="21,32 13,15 0,0">
            <text:p/>
          </draw:polygon>
          <draw:polygon draw:style-name="gr26" draw:text-style-name="P1" draw:layer="layout" svg:width="0.035cm" svg:height="0.039cm" svg:x="16.745cm" svg:y="10.229cm" svg:viewBox="0 0 36 40" draw:points="36,40 15,8 0,0">
            <text:p/>
          </draw:polygon>
          <draw:polygon draw:style-name="gr26" draw:text-style-name="P1" draw:layer="layout" svg:width="0.052cm" svg:height="0.045cm" svg:x="16.729cm" svg:y="10.223cm" svg:viewBox="0 0 53 46" draw:points="53,46 17,6 0,0">
            <text:p/>
          </draw:polygon>
          <draw:polygon draw:style-name="gr26" draw:text-style-name="P1" draw:layer="layout" svg:width="0.07cm" svg:height="0.045cm" svg:x="16.71cm" svg:y="10.223cm" svg:viewBox="0 0 71 46" draw:points="71,46 19,0 0,0">
            <text:p/>
          </draw:polygon>
          <draw:polygon draw:style-name="gr26" draw:text-style-name="P1" draw:layer="layout" svg:width="0.087cm" svg:height="0.045cm" svg:x="16.693cm" svg:y="10.223cm" svg:viewBox="0 0 88 46" draw:points="88,46 17,0 0,6">
            <text:p/>
          </draw:polygon>
          <draw:polygon draw:style-name="gr26" draw:text-style-name="P1" draw:layer="layout" svg:width="0.104cm" svg:height="0.039cm" svg:x="16.676cm" svg:y="10.229cm" svg:viewBox="0 0 105 40" draw:points="105,40 17,0 0,8">
            <text:p/>
          </draw:polygon>
          <draw:polygon draw:style-name="gr26" draw:text-style-name="P1" draw:layer="layout" svg:width="0.117cm" svg:height="0.031cm" svg:x="16.663cm" svg:y="10.237cm" svg:viewBox="0 0 118 32" draw:points="118,32 13,0 0,15">
            <text:p/>
          </draw:polygon>
          <draw:polygon draw:style-name="gr26" draw:text-style-name="P1" draw:layer="layout" svg:width="0.123cm" svg:height="0.016cm" svg:x="16.657cm" svg:y="10.252cm" svg:viewBox="0 0 124 17" draw:points="124,17 6,0 0,17">
            <text:p/>
          </draw:polygon>
          <draw:polygon draw:style-name="gr26" draw:text-style-name="P1" draw:layer="layout" svg:width="0.125cm" svg:height="0.016cm" svg:x="16.655cm" svg:y="10.269cm" svg:viewBox="0 0 126 17" draw:points="126,0 2,0 0,17">
            <text:p/>
          </draw:polygon>
          <draw:polygon draw:style-name="gr26" draw:text-style-name="P1" draw:layer="layout" svg:width="0.125cm" svg:height="0.035cm" svg:x="16.655cm" svg:y="10.269cm" svg:viewBox="0 0 126 36" draw:points="126,0 0,17 2,36">
            <text:p/>
          </draw:polygon>
          <draw:polygon draw:style-name="gr26" draw:text-style-name="P1" draw:layer="layout" svg:width="0.123cm" svg:height="0.052cm" svg:x="16.657cm" svg:y="10.269cm" svg:viewBox="0 0 124 53" draw:points="124,0 0,36 6,53">
            <text:p/>
          </draw:polygon>
          <draw:polygon draw:style-name="gr26" draw:text-style-name="P1" draw:layer="layout" svg:width="0.117cm" svg:height="0.066cm" svg:x="16.663cm" svg:y="10.269cm" svg:viewBox="0 0 118 67" draw:points="118,0 0,53 13,67">
            <text:p/>
          </draw:polygon>
          <draw:polygon draw:style-name="gr26" draw:text-style-name="P1" draw:layer="layout" svg:width="0.104cm" svg:height="0.075cm" svg:x="16.676cm" svg:y="10.269cm" svg:viewBox="0 0 105 76" draw:points="105,0 0,67 17,76">
            <text:p/>
          </draw:polygon>
          <draw:polygon draw:style-name="gr26" draw:text-style-name="P1" draw:layer="layout" svg:width="0.087cm" svg:height="0.081cm" svg:x="16.693cm" svg:y="10.269cm" svg:viewBox="0 0 88 82" draw:points="88,0 0,76 17,82">
            <text:p/>
          </draw:polygon>
          <draw:polygon draw:style-name="gr26" draw:text-style-name="P1" draw:layer="layout" svg:width="0.07cm" svg:height="0.081cm" svg:x="16.71cm" svg:y="10.269cm" svg:viewBox="0 0 71 82" draw:points="71,0 0,82 19,82">
            <text:p/>
          </draw:polygon>
          <draw:polygon draw:style-name="gr26" draw:text-style-name="P1" draw:layer="layout" svg:width="0.052cm" svg:height="0.081cm" svg:x="16.729cm" svg:y="10.269cm" svg:viewBox="0 0 53 82" draw:points="53,0 0,82 17,76">
            <text:p/>
          </draw:polygon>
          <draw:polygon draw:style-name="gr26" draw:text-style-name="P1" draw:layer="layout" svg:width="0.035cm" svg:height="0.075cm" svg:x="16.745cm" svg:y="10.269cm" svg:viewBox="0 0 36 76" draw:points="36,0 0,76 15,67">
            <text:p/>
          </draw:polygon>
          <draw:polygon draw:style-name="gr26" draw:text-style-name="P1" draw:layer="layout" svg:width="0.02cm" svg:height="0.066cm" svg:x="16.76cm" svg:y="10.269cm" svg:viewBox="0 0 21 67" draw:points="21,0 0,67 13,53">
            <text:p/>
          </draw:polygon>
          <draw:polygon draw:style-name="gr26" draw:text-style-name="P1" draw:layer="layout" svg:width="0.007cm" svg:height="0.052cm" svg:x="16.773cm" svg:y="10.269cm" svg:viewBox="0 0 8 53" draw:points="8,0 0,53 8,36">
            <text:p/>
          </draw:polygon>
          <draw:polygon draw:style-name="gr26" draw:text-style-name="P1" draw:layer="layout" svg:width="0.001cm" svg:height="0.035cm" svg:x="16.781cm" svg:y="10.269cm" svg:viewBox="0 0 2 36" draw:points="0,0 0,36 2,17">
            <text:p/>
          </draw:polygon>
          <draw:line draw:style-name="gr7" draw:text-style-name="P1" draw:layer="layout" svg:x1="16.718cm" svg:y1="10.286cm" svg:x2="17.017cm" svg:y2="10.286cm">
            <text:p/>
          </draw:line>
          <draw:line draw:style-name="gr7" draw:text-style-name="P1" draw:layer="layout" svg:x1="16.001cm" svg:y1="9.988cm" svg:x2="16.718cm" svg:y2="9.689cm">
            <text:p/>
          </draw:line>
        </draw:g>
        <draw:frame draw:style-name="gr16" draw:text-style-name="P2" draw:layer="layout" svg:width="2.084cm" svg:height="1.205cm" svg:x="15.297cm" svg:y="10.579cm">
          <draw:text-box>
            <text:p text:style-name="P1"><text:span text:style-name="T1">Stuf300</text:span></text:p>
            <text:p text:style-name="P1"><text:span text:style-name="T1">Stuf301 Router</text:span></text:p>
          </draw:text-box>
        </draw:frame>
        <draw:g>
          <draw:polygon draw:style-name="gr21" draw:text-style-name="P1" draw:layer="layout" svg:width="1.553cm" svg:height="0.953cm" svg:x="18.337cm" svg:y="12.193cm" svg:viewBox="0 0 1554 954" draw:points="0,954 1554,954 1554,0 0,0">
            <text:p/>
          </draw:polygon>
          <draw:polygon draw:style-name="gr5" draw:text-style-name="P1" draw:layer="layout" svg:width="0.476cm" svg:height="0.716cm" svg:x="18.518cm" svg:y="12.313cm" svg:viewBox="0 0 477 717" draw:points="0,717 477,717 477,0 0,0">
            <text:p/>
          </draw:polygon>
          <draw:polygon draw:style-name="gr5" draw:text-style-name="P1" draw:layer="layout" svg:width="0.476cm" svg:height="0.716cm" svg:x="19.235cm" svg:y="12.313cm" svg:viewBox="0 0 477 717" draw:points="0,717 477,717 477,0 0,0">
            <text:p/>
          </draw:polygon>
          <draw:line draw:style-name="gr22" draw:text-style-name="P1" draw:layer="layout" svg:x1="18.755cm" svg:y1="12.43cm" svg:x2="19.533cm" svg:y2="12.909cm">
            <text:p/>
          </draw:line>
          <draw:line draw:style-name="gr22" draw:text-style-name="P1" draw:layer="layout" svg:x1="18.755cm" svg:y1="12.909cm" svg:x2="19.533cm" svg:y2="12.43cm">
            <text:p/>
          </draw:line>
        </draw:g>
        <draw:frame draw:style-name="gr23" draw:text-style-name="P2" draw:layer="layout" svg:width="2.677cm" svg:height="0.602cm" svg:x="17.773cm" svg:y="13.335cm">
          <draw:text-box>
            <text:p text:style-name="P1"><text:span text:style-name="T1">transformers</text:span></text:p>
          </draw:text-box>
        </draw:frame>
        <draw:line draw:style-name="gr13" draw:text-style-name="P1" draw:layer="layout" svg:x1="17.206cm" svg:y1="10.1cm" svg:x2="18.286cm" svg:y2="7.555cm">
          <text:p/>
        </draw:line>
        <draw:line draw:style-name="gr13" draw:text-style-name="P1" draw:layer="layout" svg:x1="17.206cm" svg:y1="10.2cm" svg:x2="18.374cm" svg:y2="12.847cm">
          <text:p/>
        </draw:line>
        <draw:line draw:style-name="gr13" draw:text-style-name="P1" draw:layer="layout" svg:x1="19.906cm" svg:y1="7.5cm" svg:x2="21.233cm" svg:y2="7.49cm">
          <text:p/>
        </draw:line>
        <draw:line draw:style-name="gr13" draw:text-style-name="P1" draw:layer="layout" svg:x1="19.907cm" svg:y1="12.7cm" svg:x2="21.234cm" svg:y2="12.69cm">
          <text:p/>
        </draw:line>
        <draw:g>
          <draw:polygon draw:style-name="gr1" draw:text-style-name="P1" draw:layer="layout" svg:width="1.553cm" svg:height="0.953cm" svg:x="21.254cm" svg:y="6.998cm" svg:viewBox="0 0 1554 954" draw:points="0,954 1554,954 1554,0 0,0">
            <text:p/>
          </draw:polygon>
        </draw:g>
        <draw:frame draw:style-name="gr6" draw:text-style-name="P2" draw:layer="layout" svg:width="2.775cm" svg:height="0.887cm" svg:x="20.596cm" svg:y="8.013cm">
          <draw:text-box>
            <text:p text:style-name="P1"><text:span text:style-name="T1">Stuf300 </text:span></text:p>
            <text:p text:style-name="P1"><text:span text:style-name="T1">LoaderService</text:span></text:p>
          </draw:text-box>
        </draw:frame>
        <draw:g>
          <draw:polygon draw:style-name="gr1" draw:text-style-name="P1" draw:layer="layout" svg:width="1.553cm" svg:height="0.953cm" svg:x="21.255cm" svg:y="12.198cm" svg:viewBox="0 0 1554 954" draw:points="0,954 1554,954 1554,0 0,0">
            <text:p/>
          </draw:polygon>
        </draw:g>
        <draw:frame draw:style-name="gr6" draw:text-style-name="P2" draw:layer="layout" svg:width="2.775cm" svg:height="0.887cm" svg:x="20.597cm" svg:y="13.213cm">
          <draw:text-box>
            <text:p text:style-name="P1"><text:span text:style-name="T1">Stuf301 </text:span></text:p>
            <text:p text:style-name="P1"><text:span text:style-name="T1">LoaderService</text:span></text:p>
          </draw:text-box>
        </draw:frame>
        <draw:g>
          <draw:polygon draw:style-name="gr1" draw:text-style-name="P1" draw:layer="layout" svg:width="1.553cm" svg:height="0.953cm" svg:x="24.09cm" svg:y="7.021cm" svg:viewBox="0 0 1554 954" draw:points="0,954 1554,954 1554,0 0,0">
            <text:p/>
          </draw:polygon>
          <draw:polygon draw:style-name="gr17" draw:text-style-name="P1" draw:layer="layout" svg:width="0.512cm" svg:height="0.407cm" svg:x="24.628cm" svg:y="7.294cm" svg:viewBox="0 0 513 408" draw:points="513,0 0,0 0,408">
            <text:p/>
          </draw:polygon>
          <draw:polygon draw:style-name="gr17" draw:text-style-name="P1" draw:layer="layout" svg:width="0.512cm" svg:height="0.443cm" svg:x="24.628cm" svg:y="7.294cm" svg:viewBox="0 0 513 444" draw:points="513,0 0,408 34,444">
            <text:p/>
          </draw:polygon>
          <draw:polygon draw:style-name="gr17" draw:text-style-name="P1" draw:layer="layout" svg:width="0.478cm" svg:height="0.466cm" svg:x="24.662cm" svg:y="7.294cm" svg:viewBox="0 0 479 467" draw:points="479,0 0,444 95,467">
            <text:p/>
          </draw:polygon>
          <draw:polygon draw:style-name="gr17" draw:text-style-name="P1" draw:layer="layout" svg:width="0.384cm" svg:height="0.476cm" svg:x="24.757cm" svg:y="7.294cm" svg:viewBox="0 0 385 477" draw:points="385,0 0,467 128,477">
            <text:p/>
          </draw:polygon>
          <draw:polygon draw:style-name="gr17" draw:text-style-name="P1" draw:layer="layout" svg:width="0.255cm" svg:height="0.476cm" svg:x="24.885cm" svg:y="7.294cm" svg:viewBox="0 0 256 477" draw:points="256,0 0,477 128,467">
            <text:p/>
          </draw:polygon>
          <draw:polygon draw:style-name="gr17" draw:text-style-name="P1" draw:layer="layout" svg:width="0.127cm" svg:height="0.466cm" svg:x="25.013cm" svg:y="7.294cm" svg:viewBox="0 0 128 467" draw:points="128,0 0,467 93,444">
            <text:p/>
          </draw:polygon>
          <draw:polygon draw:style-name="gr17" draw:text-style-name="P1" draw:layer="layout" svg:width="0.035cm" svg:height="0.443cm" svg:x="25.106cm" svg:y="7.294cm" svg:viewBox="0 0 36 444" draw:points="36,0 0,444 36,408">
            <text:p/>
          </draw:polygon>
          <draw:polygon draw:style-name="gr18" draw:text-style-name="P1" draw:layer="layout" svg:width="0.512cm" svg:height="0.476cm" svg:x="24.628cm" svg:y="7.294cm" svg:viewBox="0 0 513 477" draw:points="513,408 513,0 0,0 0,408 19,435 76,456 158,471 256,477 353,471 437,456 492,435">
            <text:p/>
          </draw:polygon>
          <draw:polygon draw:style-name="gr17" draw:text-style-name="P1" draw:layer="layout" svg:width="0.247cm" svg:height="0.028cm" svg:x="24.847cm" svg:y="7.227cm" svg:viewBox="0 0 248 29" draw:points="248,29 141,4 0,0">
            <text:p/>
          </draw:polygon>
          <draw:polygon draw:style-name="gr17" draw:text-style-name="P1" draw:layer="layout" svg:width="0.377cm" svg:height="0.028cm" svg:x="24.717cm" svg:y="7.227cm" svg:viewBox="0 0 378 29" draw:points="378,29 130,0 0,15">
            <text:p/>
          </draw:polygon>
          <draw:polygon draw:style-name="gr17" draw:text-style-name="P1" draw:layer="layout" svg:width="0.455cm" svg:height="0.031cm" svg:x="24.639cm" svg:y="7.242cm" svg:viewBox="0 0 456 32" draw:points="456,15 78,0 0,32">
            <text:p/>
          </draw:polygon>
          <draw:polygon draw:style-name="gr17" draw:text-style-name="P1" draw:layer="layout" svg:width="0.455cm" svg:height="0.056cm" svg:x="24.639cm" svg:y="7.256cm" svg:viewBox="0 0 456 57" draw:points="456,0 0,17 0,57">
            <text:p/>
          </draw:polygon>
          <draw:polygon draw:style-name="gr17" draw:text-style-name="P1" draw:layer="layout" svg:width="0.455cm" svg:height="0.087cm" svg:x="24.639cm" svg:y="7.256cm" svg:viewBox="0 0 456 88" draw:points="456,0 0,57 78,88">
            <text:p/>
          </draw:polygon>
          <draw:polygon draw:style-name="gr17" draw:text-style-name="P1" draw:layer="layout" svg:width="0.377cm" svg:height="0.102cm" svg:x="24.717cm" svg:y="7.256cm" svg:viewBox="0 0 378 103" draw:points="378,0 0,88 130,103">
            <text:p/>
          </draw:polygon>
          <draw:polygon draw:style-name="gr17" draw:text-style-name="P1" draw:layer="layout" svg:width="0.247cm" svg:height="0.102cm" svg:x="24.847cm" svg:y="7.256cm" svg:viewBox="0 0 248 103" draw:points="248,0 0,103 141,99">
            <text:p/>
          </draw:polygon>
          <draw:polygon draw:style-name="gr17" draw:text-style-name="P1" draw:layer="layout" svg:width="0.106cm" svg:height="0.098cm" svg:x="24.988cm" svg:y="7.256cm" svg:viewBox="0 0 107 99" draw:points="107,0 0,99 107,74">
            <text:p/>
          </draw:polygon>
          <draw:polygon draw:style-name="gr17" draw:text-style-name="P1" draw:layer="layout" svg:width="0.041cm" svg:height="0.073cm" svg:x="25.095cm" svg:y="7.256cm" svg:viewBox="0 0 42 74" draw:points="0,0 0,74 42,38">
            <text:p/>
          </draw:polygon>
          <draw:polygon draw:style-name="gr18" draw:text-style-name="P1" draw:layer="layout" svg:width="0.508cm" svg:height="0.136cm" svg:x="24.628cm" svg:y="7.225cm" svg:viewBox="0 0 509 137" draw:points="509,69 488,42 433,21 351,6 254,0 158,6 74,21 19,42 0,69 19,95 74,116 158,130 254,137 351,130 433,116 488,95">
            <text:p/>
          </draw:polygon>
        </draw:g>
        <draw:frame draw:style-name="gr45" draw:text-style-name="P2" draw:layer="layout" svg:width="2.549cm" svg:height="0.687cm" svg:x="23.539cm" svg:y="8.088cm">
          <draw:text-box>
            <text:p text:style-name="P1"><text:span text:style-name="T1">STUF300_IN</text:span></text:p>
          </draw:text-box>
        </draw:frame>
        <draw:line draw:style-name="gr13" draw:text-style-name="P1" draw:layer="layout" svg:x1="22.807cm" svg:y1="7.5cm" svg:x2="24.134cm" svg:y2="7.49cm">
          <text:p/>
        </draw:line>
        <draw:g>
          <draw:polygon draw:style-name="gr1" draw:text-style-name="P1" draw:layer="layout" svg:width="1.553cm" svg:height="0.953cm" svg:x="24.091cm" svg:y="12.221cm" svg:viewBox="0 0 1554 954" draw:points="0,954 1554,954 1554,0 0,0">
            <text:p/>
          </draw:polygon>
          <draw:polygon draw:style-name="gr17" draw:text-style-name="P1" draw:layer="layout" svg:width="0.512cm" svg:height="0.407cm" svg:x="24.629cm" svg:y="12.494cm" svg:viewBox="0 0 513 408" draw:points="513,0 0,0 0,408">
            <text:p/>
          </draw:polygon>
          <draw:polygon draw:style-name="gr17" draw:text-style-name="P1" draw:layer="layout" svg:width="0.512cm" svg:height="0.443cm" svg:x="24.629cm" svg:y="12.494cm" svg:viewBox="0 0 513 444" draw:points="513,0 0,408 34,444">
            <text:p/>
          </draw:polygon>
          <draw:polygon draw:style-name="gr17" draw:text-style-name="P1" draw:layer="layout" svg:width="0.478cm" svg:height="0.466cm" svg:x="24.663cm" svg:y="12.494cm" svg:viewBox="0 0 479 467" draw:points="479,0 0,444 95,467">
            <text:p/>
          </draw:polygon>
          <draw:polygon draw:style-name="gr17" draw:text-style-name="P1" draw:layer="layout" svg:width="0.384cm" svg:height="0.476cm" svg:x="24.758cm" svg:y="12.494cm" svg:viewBox="0 0 385 477" draw:points="385,0 0,467 128,477">
            <text:p/>
          </draw:polygon>
          <draw:polygon draw:style-name="gr17" draw:text-style-name="P1" draw:layer="layout" svg:width="0.255cm" svg:height="0.476cm" svg:x="24.886cm" svg:y="12.494cm" svg:viewBox="0 0 256 477" draw:points="256,0 0,477 128,467">
            <text:p/>
          </draw:polygon>
          <draw:polygon draw:style-name="gr17" draw:text-style-name="P1" draw:layer="layout" svg:width="0.127cm" svg:height="0.466cm" svg:x="25.014cm" svg:y="12.494cm" svg:viewBox="0 0 128 467" draw:points="128,0 0,467 93,444">
            <text:p/>
          </draw:polygon>
          <draw:polygon draw:style-name="gr17" draw:text-style-name="P1" draw:layer="layout" svg:width="0.035cm" svg:height="0.443cm" svg:x="25.107cm" svg:y="12.494cm" svg:viewBox="0 0 36 444" draw:points="36,0 0,444 36,408">
            <text:p/>
          </draw:polygon>
          <draw:polygon draw:style-name="gr18" draw:text-style-name="P1" draw:layer="layout" svg:width="0.512cm" svg:height="0.476cm" svg:x="24.629cm" svg:y="12.494cm" svg:viewBox="0 0 513 477" draw:points="513,408 513,0 0,0 0,408 19,435 76,456 158,471 256,477 353,471 437,456 492,435">
            <text:p/>
          </draw:polygon>
          <draw:polygon draw:style-name="gr17" draw:text-style-name="P1" draw:layer="layout" svg:width="0.247cm" svg:height="0.028cm" svg:x="24.848cm" svg:y="12.427cm" svg:viewBox="0 0 248 29" draw:points="248,29 141,4 0,0">
            <text:p/>
          </draw:polygon>
          <draw:polygon draw:style-name="gr17" draw:text-style-name="P1" draw:layer="layout" svg:width="0.377cm" svg:height="0.028cm" svg:x="24.718cm" svg:y="12.427cm" svg:viewBox="0 0 378 29" draw:points="378,29 130,0 0,15">
            <text:p/>
          </draw:polygon>
          <draw:polygon draw:style-name="gr17" draw:text-style-name="P1" draw:layer="layout" svg:width="0.455cm" svg:height="0.031cm" svg:x="24.64cm" svg:y="12.442cm" svg:viewBox="0 0 456 32" draw:points="456,15 78,0 0,32">
            <text:p/>
          </draw:polygon>
          <draw:polygon draw:style-name="gr17" draw:text-style-name="P1" draw:layer="layout" svg:width="0.455cm" svg:height="0.056cm" svg:x="24.64cm" svg:y="12.456cm" svg:viewBox="0 0 456 57" draw:points="456,0 0,17 0,57">
            <text:p/>
          </draw:polygon>
          <draw:polygon draw:style-name="gr17" draw:text-style-name="P1" draw:layer="layout" svg:width="0.455cm" svg:height="0.087cm" svg:x="24.64cm" svg:y="12.456cm" svg:viewBox="0 0 456 88" draw:points="456,0 0,57 78,88">
            <text:p/>
          </draw:polygon>
          <draw:polygon draw:style-name="gr17" draw:text-style-name="P1" draw:layer="layout" svg:width="0.377cm" svg:height="0.102cm" svg:x="24.718cm" svg:y="12.456cm" svg:viewBox="0 0 378 103" draw:points="378,0 0,88 130,103">
            <text:p/>
          </draw:polygon>
          <draw:polygon draw:style-name="gr17" draw:text-style-name="P1" draw:layer="layout" svg:width="0.247cm" svg:height="0.102cm" svg:x="24.848cm" svg:y="12.456cm" svg:viewBox="0 0 248 103" draw:points="248,0 0,103 141,99">
            <text:p/>
          </draw:polygon>
          <draw:polygon draw:style-name="gr17" draw:text-style-name="P1" draw:layer="layout" svg:width="0.106cm" svg:height="0.098cm" svg:x="24.989cm" svg:y="12.456cm" svg:viewBox="0 0 107 99" draw:points="107,0 0,99 107,74">
            <text:p/>
          </draw:polygon>
          <draw:polygon draw:style-name="gr17" draw:text-style-name="P1" draw:layer="layout" svg:width="0.041cm" svg:height="0.073cm" svg:x="25.096cm" svg:y="12.456cm" svg:viewBox="0 0 42 74" draw:points="0,0 0,74 42,38">
            <text:p/>
          </draw:polygon>
          <draw:polygon draw:style-name="gr18" draw:text-style-name="P1" draw:layer="layout" svg:width="0.508cm" svg:height="0.136cm" svg:x="24.629cm" svg:y="12.425cm" svg:viewBox="0 0 509 137" draw:points="509,69 488,42 433,21 351,6 254,0 158,6 74,21 19,42 0,69 19,95 74,116 158,130 254,137 351,130 433,116 488,95">
            <text:p/>
          </draw:polygon>
        </draw:g>
        <draw:frame draw:style-name="gr45" draw:text-style-name="P2" draw:layer="layout" svg:width="2.549cm" svg:height="0.687cm" svg:x="23.54cm" svg:y="13.388cm">
          <draw:text-box>
            <text:p text:style-name="P1"><text:span text:style-name="T1">STUF301_IN</text:span></text:p>
          </draw:text-box>
        </draw:frame>
        <draw:line draw:style-name="gr13" draw:text-style-name="P1" draw:layer="layout" svg:x1="22.808cm" svg:y1="12.7cm" svg:x2="24.135cm" svg:y2="12.69cm">
          <text:p/>
        </draw:line>
        <draw:line draw:style-name="gr13" draw:text-style-name="P1" draw:layer="layout" svg:x1="25.608cm" svg:y1="7.5cm" svg:x2="26.935cm" svg:y2="7.49cm">
          <text:p/>
        </draw:line>
        <draw:line draw:style-name="gr13" draw:text-style-name="P1" draw:layer="layout" svg:x1="25.609cm" svg:y1="12.7cm" svg:x2="26.936cm" svg:y2="12.69cm">
          <text:p/>
        </draw:line>
        <draw:g>
          <draw:polygon draw:style-name="gr1" draw:text-style-name="P1" draw:layer="layout" svg:width="1.553cm" svg:height="0.953cm" svg:x="24.091cm" svg:y="9.521cm" svg:viewBox="0 0 1554 954" draw:points="0,954 1554,954 1554,0 0,0">
            <text:p/>
          </draw:polygon>
          <draw:polygon draw:style-name="gr17" draw:text-style-name="P1" draw:layer="layout" svg:width="0.512cm" svg:height="0.407cm" svg:x="24.629cm" svg:y="9.794cm" svg:viewBox="0 0 513 408" draw:points="513,0 0,0 0,408">
            <text:p/>
          </draw:polygon>
          <draw:polygon draw:style-name="gr17" draw:text-style-name="P1" draw:layer="layout" svg:width="0.512cm" svg:height="0.443cm" svg:x="24.629cm" svg:y="9.794cm" svg:viewBox="0 0 513 444" draw:points="513,0 0,408 34,444">
            <text:p/>
          </draw:polygon>
          <draw:polygon draw:style-name="gr17" draw:text-style-name="P1" draw:layer="layout" svg:width="0.478cm" svg:height="0.466cm" svg:x="24.663cm" svg:y="9.794cm" svg:viewBox="0 0 479 467" draw:points="479,0 0,444 95,467">
            <text:p/>
          </draw:polygon>
          <draw:polygon draw:style-name="gr17" draw:text-style-name="P1" draw:layer="layout" svg:width="0.384cm" svg:height="0.476cm" svg:x="24.758cm" svg:y="9.794cm" svg:viewBox="0 0 385 477" draw:points="385,0 0,467 128,477">
            <text:p/>
          </draw:polygon>
          <draw:polygon draw:style-name="gr17" draw:text-style-name="P1" draw:layer="layout" svg:width="0.255cm" svg:height="0.476cm" svg:x="24.886cm" svg:y="9.794cm" svg:viewBox="0 0 256 477" draw:points="256,0 0,477 128,467">
            <text:p/>
          </draw:polygon>
          <draw:polygon draw:style-name="gr17" draw:text-style-name="P1" draw:layer="layout" svg:width="0.127cm" svg:height="0.466cm" svg:x="25.014cm" svg:y="9.794cm" svg:viewBox="0 0 128 467" draw:points="128,0 0,467 93,444">
            <text:p/>
          </draw:polygon>
          <draw:polygon draw:style-name="gr17" draw:text-style-name="P1" draw:layer="layout" svg:width="0.035cm" svg:height="0.443cm" svg:x="25.107cm" svg:y="9.794cm" svg:viewBox="0 0 36 444" draw:points="36,0 0,444 36,408">
            <text:p/>
          </draw:polygon>
          <draw:polygon draw:style-name="gr18" draw:text-style-name="P1" draw:layer="layout" svg:width="0.512cm" svg:height="0.476cm" svg:x="24.629cm" svg:y="9.794cm" svg:viewBox="0 0 513 477" draw:points="513,408 513,0 0,0 0,408 19,435 76,456 158,471 256,477 353,471 437,456 492,435">
            <text:p/>
          </draw:polygon>
          <draw:polygon draw:style-name="gr17" draw:text-style-name="P1" draw:layer="layout" svg:width="0.247cm" svg:height="0.028cm" svg:x="24.848cm" svg:y="9.727cm" svg:viewBox="0 0 248 29" draw:points="248,29 141,4 0,0">
            <text:p/>
          </draw:polygon>
          <draw:polygon draw:style-name="gr17" draw:text-style-name="P1" draw:layer="layout" svg:width="0.377cm" svg:height="0.028cm" svg:x="24.718cm" svg:y="9.727cm" svg:viewBox="0 0 378 29" draw:points="378,29 130,0 0,15">
            <text:p/>
          </draw:polygon>
          <draw:polygon draw:style-name="gr17" draw:text-style-name="P1" draw:layer="layout" svg:width="0.455cm" svg:height="0.031cm" svg:x="24.64cm" svg:y="9.742cm" svg:viewBox="0 0 456 32" draw:points="456,15 78,0 0,32">
            <text:p/>
          </draw:polygon>
          <draw:polygon draw:style-name="gr17" draw:text-style-name="P1" draw:layer="layout" svg:width="0.455cm" svg:height="0.056cm" svg:x="24.64cm" svg:y="9.756cm" svg:viewBox="0 0 456 57" draw:points="456,0 0,17 0,57">
            <text:p/>
          </draw:polygon>
          <draw:polygon draw:style-name="gr17" draw:text-style-name="P1" draw:layer="layout" svg:width="0.455cm" svg:height="0.087cm" svg:x="24.64cm" svg:y="9.756cm" svg:viewBox="0 0 456 88" draw:points="456,0 0,57 78,88">
            <text:p/>
          </draw:polygon>
          <draw:polygon draw:style-name="gr17" draw:text-style-name="P1" draw:layer="layout" svg:width="0.377cm" svg:height="0.102cm" svg:x="24.718cm" svg:y="9.756cm" svg:viewBox="0 0 378 103" draw:points="378,0 0,88 130,103">
            <text:p/>
          </draw:polygon>
          <draw:polygon draw:style-name="gr17" draw:text-style-name="P1" draw:layer="layout" svg:width="0.247cm" svg:height="0.102cm" svg:x="24.848cm" svg:y="9.756cm" svg:viewBox="0 0 248 103" draw:points="248,0 0,103 141,99">
            <text:p/>
          </draw:polygon>
          <draw:polygon draw:style-name="gr17" draw:text-style-name="P1" draw:layer="layout" svg:width="0.106cm" svg:height="0.098cm" svg:x="24.989cm" svg:y="9.756cm" svg:viewBox="0 0 107 99" draw:points="107,0 0,99 107,74">
            <text:p/>
          </draw:polygon>
          <draw:polygon draw:style-name="gr17" draw:text-style-name="P1" draw:layer="layout" svg:width="0.041cm" svg:height="0.073cm" svg:x="25.096cm" svg:y="9.756cm" svg:viewBox="0 0 42 74" draw:points="0,0 0,74 42,38">
            <text:p/>
          </draw:polygon>
          <draw:polygon draw:style-name="gr18" draw:text-style-name="P1" draw:layer="layout" svg:width="0.508cm" svg:height="0.136cm" svg:x="24.629cm" svg:y="9.725cm" svg:viewBox="0 0 509 137" draw:points="509,69 488,42 433,21 351,6 254,0 158,6 74,21 19,42 0,69 19,95 74,116 158,130 254,137 351,130 433,116 488,95">
            <text:p/>
          </draw:polygon>
        </draw:g>
        <draw:frame draw:style-name="gr45" draw:text-style-name="P2" draw:layer="layout" svg:width="2.549cm" svg:height="0.687cm" svg:x="23.54cm" svg:y="10.547cm">
          <draw:text-box>
            <text:p text:style-name="P1"><text:span text:style-name="T1">DVGM</text:span></text:p>
          </draw:text-box>
        </draw:frame>
        <draw:line draw:style-name="gr13" draw:text-style-name="P1" draw:layer="layout" svg:x1="24.812cm" svg:y1="8.555cm" svg:x2="24.812cm" svg:y2="9.455cm">
          <text:p/>
        </draw:line>
        <draw:line draw:style-name="gr13" draw:text-style-name="P1" draw:layer="layout" svg:x1="24.871cm" svg:y1="12.112cm" svg:x2="24.901cm" svg:y2="10.995cm">
          <text:p/>
        </draw:line>
        <draw:g>
          <draw:polygon draw:style-name="gr26" draw:text-style-name="P1" draw:layer="layout" svg:width="0.012cm" svg:height="0.169cm" svg:x="7.102cm" svg:y="12.514cm" svg:viewBox="0 0 13 170" draw:points="13,0 0,84 13,170">
            <text:p/>
          </draw:polygon>
          <draw:polygon draw:style-name="gr26" draw:text-style-name="P1" draw:layer="layout" svg:width="0.028cm" svg:height="0.203cm" svg:x="7.115cm" svg:y="12.514cm" svg:viewBox="0 0 29 204" draw:points="0,0 0,170 29,204">
            <text:p/>
          </draw:polygon>
          <draw:polygon draw:style-name="gr26" draw:text-style-name="P1" draw:layer="layout" svg:width="1.212cm" svg:height="0.203cm" svg:x="7.115cm" svg:y="12.514cm" svg:viewBox="0 0 1213 204" draw:points="0,0 29,204 1213,204">
            <text:p/>
          </draw:polygon>
          <draw:polygon draw:style-name="gr26" draw:text-style-name="P1" draw:layer="layout" svg:width="1.212cm" svg:height="0.237cm" svg:x="7.115cm" svg:y="12.48cm" svg:viewBox="0 0 1213 238" draw:points="0,34 1213,238 1213,0">
            <text:p/>
          </draw:polygon>
          <draw:polygon draw:style-name="gr26" draw:text-style-name="P1" draw:layer="layout" svg:width="1.212cm" svg:height="0.033cm" svg:x="7.115cm" svg:y="12.48cm" svg:viewBox="0 0 1213 34" draw:points="0,34 1213,0 29,0">
            <text:p/>
          </draw:polygon>
          <draw:polygon draw:style-name="gr27" draw:text-style-name="P1" draw:layer="layout" svg:width="1.225cm" svg:height="0.237cm" svg:x="7.102cm" svg:y="12.48cm" svg:viewBox="0 0 1226 238" draw:points="42,0 27,8 13,34 4,74 0,118 4,164 13,204 27,229 42,238 1226,238 1226,0">
            <text:p/>
          </draw:polygon>
          <draw:polygon draw:style-name="gr46" draw:text-style-name="P1" draw:layer="layout" svg:width="0.041cm" svg:height="0.033cm" svg:x="8.307cm" svg:y="12.48cm" svg:viewBox="0 0 42 34" draw:points="42,34 21,0 0,34">
            <text:p/>
          </draw:polygon>
          <draw:polygon draw:style-name="gr46" draw:text-style-name="P1" draw:layer="layout" svg:width="0.052cm" svg:height="0.083cm" svg:x="8.296cm" svg:y="12.514cm" svg:viewBox="0 0 53 84" draw:points="53,0 11,0 0,84">
            <text:p/>
          </draw:polygon>
          <draw:polygon draw:style-name="gr46" draw:text-style-name="P1" draw:layer="layout" svg:width="0.052cm" svg:height="0.169cm" svg:x="8.296cm" svg:y="12.514cm" svg:viewBox="0 0 53 170" draw:points="53,0 0,84 11,170">
            <text:p/>
          </draw:polygon>
          <draw:polygon draw:style-name="gr46" draw:text-style-name="P1" draw:layer="layout" svg:width="0.041cm" svg:height="0.203cm" svg:x="8.307cm" svg:y="12.514cm" svg:viewBox="0 0 42 204" draw:points="42,0 0,170 21,204">
            <text:p/>
          </draw:polygon>
          <draw:polygon draw:style-name="gr46" draw:text-style-name="P1" draw:layer="layout" svg:width="0.02cm" svg:height="0.203cm" svg:x="8.328cm" svg:y="12.514cm" svg:viewBox="0 0 21 204" draw:points="21,0 0,204 21,170">
            <text:p/>
          </draw:polygon>
          <draw:polygon draw:style-name="gr46" draw:text-style-name="P1" draw:layer="layout" svg:width="0.007cm" svg:height="0.169cm" svg:x="8.349cm" svg:y="12.514cm" svg:viewBox="0 0 8 170" draw:points="0,0 0,170 8,84">
            <text:p/>
          </draw:polygon>
          <draw:polygon draw:style-name="gr47" draw:text-style-name="P1" draw:layer="layout" svg:width="0.06cm" svg:height="0.237cm" svg:x="8.296cm" svg:y="12.48cm" svg:viewBox="0 0 61 238" draw:points="61,118 59,74 53,34 42,8 32,0 19,8 11,34 4,74 0,118 4,164 11,204 19,229 32,238 42,229 53,204 59,164">
            <text:p/>
          </draw:polygon>
          <draw:line draw:style-name="gr2" draw:text-style-name="P1" draw:layer="layout" svg:x1="7.193cm" svg:y1="12.299cm" svg:x2="8.267cm" svg:y2="12.299cm">
            <text:p/>
          </draw:line>
          <draw:polygon draw:style-name="gr3" draw:text-style-name="P1" draw:layer="layout" svg:width="0.087cm" svg:height="0.089cm" svg:x="8.179cm" svg:y="12.255cm" svg:viewBox="0 0 88 90" draw:points="0,90 0,0 88,44">
            <text:p/>
          </draw:polygon>
          <draw:polygon draw:style-name="gr4" draw:text-style-name="P1" draw:layer="layout" svg:width="0.087cm" svg:height="0.089cm" svg:x="8.179cm" svg:y="12.255cm" svg:viewBox="0 0 88 90" draw:points="88,44 0,90 0,0">
            <text:p/>
          </draw:polygon>
        </draw:g>
        <draw:g>
          <draw:polygon draw:style-name="gr26" draw:text-style-name="P1" draw:layer="layout" svg:width="0.012cm" svg:height="0.169cm" svg:x="27.065cm" svg:y="7.364cm" svg:viewBox="0 0 13 170" draw:points="13,0 0,84 13,170">
            <text:p/>
          </draw:polygon>
          <draw:polygon draw:style-name="gr26" draw:text-style-name="P1" draw:layer="layout" svg:width="0.028cm" svg:height="0.203cm" svg:x="27.078cm" svg:y="7.364cm" svg:viewBox="0 0 29 204" draw:points="0,0 0,170 29,204">
            <text:p/>
          </draw:polygon>
          <draw:polygon draw:style-name="gr26" draw:text-style-name="P1" draw:layer="layout" svg:width="1.212cm" svg:height="0.203cm" svg:x="27.078cm" svg:y="7.364cm" svg:viewBox="0 0 1213 204" draw:points="0,0 29,204 1213,204">
            <text:p/>
          </draw:polygon>
          <draw:polygon draw:style-name="gr26" draw:text-style-name="P1" draw:layer="layout" svg:width="1.212cm" svg:height="0.237cm" svg:x="27.078cm" svg:y="7.33cm" svg:viewBox="0 0 1213 238" draw:points="0,34 1213,238 1213,0">
            <text:p/>
          </draw:polygon>
          <draw:polygon draw:style-name="gr26" draw:text-style-name="P1" draw:layer="layout" svg:width="1.212cm" svg:height="0.033cm" svg:x="27.078cm" svg:y="7.33cm" svg:viewBox="0 0 1213 34" draw:points="0,34 1213,0 29,0">
            <text:p/>
          </draw:polygon>
          <draw:polygon draw:style-name="gr27" draw:text-style-name="P1" draw:layer="layout" svg:width="1.225cm" svg:height="0.237cm" svg:x="27.065cm" svg:y="7.33cm" svg:viewBox="0 0 1226 238" draw:points="42,0 27,8 13,34 4,74 0,118 4,164 13,204 27,229 42,238 1226,238 1226,0">
            <text:p/>
          </draw:polygon>
          <draw:polygon draw:style-name="gr46" draw:text-style-name="P1" draw:layer="layout" svg:width="0.041cm" svg:height="0.033cm" svg:x="28.27cm" svg:y="7.33cm" svg:viewBox="0 0 42 34" draw:points="42,34 21,0 0,34">
            <text:p/>
          </draw:polygon>
          <draw:polygon draw:style-name="gr46" draw:text-style-name="P1" draw:layer="layout" svg:width="0.052cm" svg:height="0.083cm" svg:x="28.259cm" svg:y="7.364cm" svg:viewBox="0 0 53 84" draw:points="53,0 11,0 0,84">
            <text:p/>
          </draw:polygon>
          <draw:polygon draw:style-name="gr46" draw:text-style-name="P1" draw:layer="layout" svg:width="0.052cm" svg:height="0.169cm" svg:x="28.259cm" svg:y="7.364cm" svg:viewBox="0 0 53 170" draw:points="53,0 0,84 11,170">
            <text:p/>
          </draw:polygon>
          <draw:polygon draw:style-name="gr46" draw:text-style-name="P1" draw:layer="layout" svg:width="0.041cm" svg:height="0.203cm" svg:x="28.27cm" svg:y="7.364cm" svg:viewBox="0 0 42 204" draw:points="42,0 0,170 21,204">
            <text:p/>
          </draw:polygon>
          <draw:polygon draw:style-name="gr46" draw:text-style-name="P1" draw:layer="layout" svg:width="0.02cm" svg:height="0.203cm" svg:x="28.291cm" svg:y="7.364cm" svg:viewBox="0 0 21 204" draw:points="21,0 0,204 21,170">
            <text:p/>
          </draw:polygon>
          <draw:polygon draw:style-name="gr46" draw:text-style-name="P1" draw:layer="layout" svg:width="0.007cm" svg:height="0.169cm" svg:x="28.312cm" svg:y="7.364cm" svg:viewBox="0 0 8 170" draw:points="0,0 0,170 8,84">
            <text:p/>
          </draw:polygon>
          <draw:polygon draw:style-name="gr47" draw:text-style-name="P1" draw:layer="layout" svg:width="0.06cm" svg:height="0.237cm" svg:x="28.259cm" svg:y="7.33cm" svg:viewBox="0 0 61 238" draw:points="61,118 59,74 53,34 42,8 32,0 19,8 11,34 4,74 0,118 4,164 11,204 19,229 32,238 42,229 53,204 59,164">
            <text:p/>
          </draw:polygon>
          <draw:line draw:style-name="gr2" draw:text-style-name="P1" draw:layer="layout" svg:x1="27.156cm" svg:y1="7.149cm" svg:x2="28.23cm" svg:y2="7.149cm">
            <text:p/>
          </draw:line>
          <draw:polygon draw:style-name="gr3" draw:text-style-name="P1" draw:layer="layout" svg:width="0.087cm" svg:height="0.089cm" svg:x="28.142cm" svg:y="7.105cm" svg:viewBox="0 0 88 90" draw:points="0,90 0,0 88,44">
            <text:p/>
          </draw:polygon>
          <draw:polygon draw:style-name="gr4" draw:text-style-name="P1" draw:layer="layout" svg:width="0.087cm" svg:height="0.089cm" svg:x="28.142cm" svg:y="7.105cm" svg:viewBox="0 0 88 90" draw:points="88,44 0,90 0,0">
            <text:p/>
          </draw:polygon>
        </draw:g>
        <draw:g>
          <draw:polygon draw:style-name="gr26" draw:text-style-name="P1" draw:layer="layout" svg:width="0.012cm" svg:height="0.169cm" svg:x="27.066cm" svg:y="12.565cm" svg:viewBox="0 0 13 170" draw:points="13,0 0,84 13,170">
            <text:p/>
          </draw:polygon>
          <draw:polygon draw:style-name="gr26" draw:text-style-name="P1" draw:layer="layout" svg:width="0.028cm" svg:height="0.203cm" svg:x="27.079cm" svg:y="12.565cm" svg:viewBox="0 0 29 204" draw:points="0,0 0,170 29,204">
            <text:p/>
          </draw:polygon>
          <draw:polygon draw:style-name="gr26" draw:text-style-name="P1" draw:layer="layout" svg:width="1.212cm" svg:height="0.203cm" svg:x="27.079cm" svg:y="12.565cm" svg:viewBox="0 0 1213 204" draw:points="0,0 29,204 1213,204">
            <text:p/>
          </draw:polygon>
          <draw:polygon draw:style-name="gr26" draw:text-style-name="P1" draw:layer="layout" svg:width="1.212cm" svg:height="0.237cm" svg:x="27.079cm" svg:y="12.531cm" svg:viewBox="0 0 1213 238" draw:points="0,34 1213,238 1213,0">
            <text:p/>
          </draw:polygon>
          <draw:polygon draw:style-name="gr26" draw:text-style-name="P1" draw:layer="layout" svg:width="1.212cm" svg:height="0.033cm" svg:x="27.079cm" svg:y="12.531cm" svg:viewBox="0 0 1213 34" draw:points="0,34 1213,0 29,0">
            <text:p/>
          </draw:polygon>
          <draw:polygon draw:style-name="gr27" draw:text-style-name="P1" draw:layer="layout" svg:width="1.225cm" svg:height="0.237cm" svg:x="27.066cm" svg:y="12.531cm" svg:viewBox="0 0 1226 238" draw:points="42,0 27,8 13,34 4,74 0,118 4,164 13,204 27,229 42,238 1226,238 1226,0">
            <text:p/>
          </draw:polygon>
          <draw:polygon draw:style-name="gr46" draw:text-style-name="P1" draw:layer="layout" svg:width="0.041cm" svg:height="0.033cm" svg:x="28.271cm" svg:y="12.531cm" svg:viewBox="0 0 42 34" draw:points="42,34 21,0 0,34">
            <text:p/>
          </draw:polygon>
          <draw:polygon draw:style-name="gr46" draw:text-style-name="P1" draw:layer="layout" svg:width="0.052cm" svg:height="0.083cm" svg:x="28.26cm" svg:y="12.565cm" svg:viewBox="0 0 53 84" draw:points="53,0 11,0 0,84">
            <text:p/>
          </draw:polygon>
          <draw:polygon draw:style-name="gr46" draw:text-style-name="P1" draw:layer="layout" svg:width="0.052cm" svg:height="0.169cm" svg:x="28.26cm" svg:y="12.565cm" svg:viewBox="0 0 53 170" draw:points="53,0 0,84 11,170">
            <text:p/>
          </draw:polygon>
          <draw:polygon draw:style-name="gr46" draw:text-style-name="P1" draw:layer="layout" svg:width="0.041cm" svg:height="0.203cm" svg:x="28.271cm" svg:y="12.565cm" svg:viewBox="0 0 42 204" draw:points="42,0 0,170 21,204">
            <text:p/>
          </draw:polygon>
          <draw:polygon draw:style-name="gr46" draw:text-style-name="P1" draw:layer="layout" svg:width="0.02cm" svg:height="0.203cm" svg:x="28.292cm" svg:y="12.565cm" svg:viewBox="0 0 21 204" draw:points="21,0 0,204 21,170">
            <text:p/>
          </draw:polygon>
          <draw:polygon draw:style-name="gr46" draw:text-style-name="P1" draw:layer="layout" svg:width="0.007cm" svg:height="0.169cm" svg:x="28.313cm" svg:y="12.565cm" svg:viewBox="0 0 8 170" draw:points="0,0 0,170 8,84">
            <text:p/>
          </draw:polygon>
          <draw:polygon draw:style-name="gr47" draw:text-style-name="P1" draw:layer="layout" svg:width="0.06cm" svg:height="0.237cm" svg:x="28.26cm" svg:y="12.531cm" svg:viewBox="0 0 61 238" draw:points="61,118 59,74 53,34 42,8 32,0 19,8 11,34 4,74 0,118 4,164 11,204 19,229 32,238 42,229 53,204 59,164">
            <text:p/>
          </draw:polygon>
          <draw:line draw:style-name="gr2" draw:text-style-name="P1" draw:layer="layout" svg:x1="27.157cm" svg:y1="12.35cm" svg:x2="28.231cm" svg:y2="12.35cm">
            <text:p/>
          </draw:line>
          <draw:polygon draw:style-name="gr3" draw:text-style-name="P1" draw:layer="layout" svg:width="0.087cm" svg:height="0.089cm" svg:x="28.143cm" svg:y="12.306cm" svg:viewBox="0 0 88 90" draw:points="0,90 0,0 88,44">
            <text:p/>
          </draw:polygon>
          <draw:polygon draw:style-name="gr4" draw:text-style-name="P1" draw:layer="layout" svg:width="0.087cm" svg:height="0.089cm" svg:x="28.143cm" svg:y="12.306cm" svg:viewBox="0 0 88 90" draw:points="88,44 0,90 0,0">
            <text:p/>
          </draw:polygon>
        </draw:g>
        <draw:frame draw:style-name="gr16" draw:text-style-name="P2" draw:layer="layout" svg:width="2.376cm" svg:height="0.887cm" svg:x="26.55cm" svg:y="7.674cm">
          <draw:text-box>
            <text:p text:style-name="P1"><text:span text:style-name="T1">processed</text:span></text:p>
            <text:p text:style-name="P1"><text:span text:style-name="T1">directory</text:span></text:p>
          </draw:text-box>
        </draw:frame>
        <draw:frame draw:style-name="gr16" draw:text-style-name="P2" draw:layer="layout" svg:width="2.376cm" svg:height="0.887cm" svg:x="26.55cm" svg:y="12.875cm">
          <draw:text-box>
            <text:p text:style-name="P1"><text:span text:style-name="T1">processed</text:span></text:p>
            <text:p text:style-name="P1"><text:span text:style-name="T1">directory</text:span></text:p>
          </draw:text-box>
        </draw:frame>
        <draw:line draw:style-name="gr13" draw:text-style-name="P1" draw:layer="layout" svg:x1="7.702cm" svg:y1="10.572cm" svg:x2="7.702cm" svg:y2="12.041cm">
          <text:p/>
        </draw:line>
        <draw:line draw:style-name="gr13" draw:text-style-name="P1" draw:layer="layout" svg:x1="13.502cm" svg:y1="10.573cm" svg:x2="13.502cm" svg:y2="12.042cm">
          <text:p/>
        </draw:line>
        <draw:g>
          <draw:polygon draw:style-name="gr1" draw:text-style-name="P1" draw:layer="layout" svg:width="1.551cm" svg:height="0.956cm" svg:x="12.703cm" svg:y="15.629cm" svg:viewBox="0 0 1552 957" draw:points="0,957 1552,957 1552,0 0,0">
            <text:p/>
          </draw:polygon>
          <draw:line draw:style-name="gr2" draw:text-style-name="P1" draw:layer="layout" svg:x1="12.941cm" svg:y1="15.928cm" svg:x2="14.017cm" svg:y2="15.928cm">
            <text:p/>
          </draw:line>
          <draw:polygon draw:style-name="gr3" draw:text-style-name="P1" draw:layer="layout" svg:width="0.089cm" svg:height="0.087cm" svg:x="13.927cm" svg:y="15.883cm" svg:viewBox="0 0 90 88" draw:points="0,88 0,0 90,44">
            <text:p/>
          </draw:polygon>
          <draw:polygon draw:style-name="gr4" draw:text-style-name="P1" draw:layer="layout" svg:width="0.089cm" svg:height="0.087cm" svg:x="13.927cm" svg:y="15.883cm" svg:viewBox="0 0 90 88" draw:points="90,44 0,88 0,0">
            <text:p/>
          </draw:polygon>
          <draw:polygon draw:style-name="gr17" draw:text-style-name="P1" draw:layer="layout" svg:width="0.356cm" svg:height="0.281cm" svg:x="13.301cm" svg:y="16.106cm" svg:viewBox="0 0 357 282" draw:points="357,0 0,0 0,282">
            <text:p/>
          </draw:polygon>
          <draw:polygon draw:style-name="gr17" draw:text-style-name="P1" draw:layer="layout" svg:width="0.356cm" svg:height="0.308cm" svg:x="13.301cm" svg:y="16.106cm" svg:viewBox="0 0 357 309" draw:points="357,0 0,282 34,309">
            <text:p/>
          </draw:polygon>
          <draw:polygon draw:style-name="gr17" draw:text-style-name="P1" draw:layer="layout" svg:width="0.323cm" svg:height="0.327cm" svg:x="13.334cm" svg:y="16.106cm" svg:viewBox="0 0 324 328" draw:points="324,0 0,309 90,328">
            <text:p/>
          </draw:polygon>
          <draw:polygon draw:style-name="gr17" draw:text-style-name="P1" draw:layer="layout" svg:width="0.232cm" svg:height="0.327cm" svg:x="13.425cm" svg:y="16.106cm" svg:viewBox="0 0 233 328" draw:points="233,0 0,328 109,328">
            <text:p/>
          </draw:polygon>
          <draw:polygon draw:style-name="gr17" draw:text-style-name="P1" draw:layer="layout" svg:width="0.123cm" svg:height="0.327cm" svg:x="13.534cm" svg:y="16.106cm" svg:viewBox="0 0 124 328" draw:points="124,0 0,328 90,309">
            <text:p/>
          </draw:polygon>
          <draw:polygon draw:style-name="gr17" draw:text-style-name="P1" draw:layer="layout" svg:width="0.033cm" svg:height="0.308cm" svg:x="13.624cm" svg:y="16.106cm" svg:viewBox="0 0 34 309" draw:points="34,0 0,309 34,282">
            <text:p/>
          </draw:polygon>
          <draw:polygon draw:style-name="gr18" draw:text-style-name="P1" draw:layer="layout" svg:width="0.356cm" svg:height="0.329cm" svg:x="13.301cm" svg:y="16.106cm" svg:viewBox="0 0 357 330" draw:points="357,282 357,0 0,0 0,282 13,301 53,315 109,326 179,330 248,326 305,315 345,301">
            <text:p/>
          </draw:polygon>
          <draw:polygon draw:style-name="gr17" draw:text-style-name="P1" draw:layer="layout" svg:width="0.199cm" svg:height="0.022cm" svg:x="13.425cm" svg:y="16.05cm" svg:viewBox="0 0 200 23" draw:points="200,23 109,0 0,0">
            <text:p/>
          </draw:polygon>
          <draw:polygon draw:style-name="gr17" draw:text-style-name="P1" draw:layer="layout" svg:width="0.289cm" svg:height="0.022cm" svg:x="13.334cm" svg:y="16.05cm" svg:viewBox="0 0 290 23" draw:points="290,23 90,0 0,23">
            <text:p/>
          </draw:polygon>
          <draw:polygon draw:style-name="gr17" draw:text-style-name="P1" draw:layer="layout" svg:width="0.323cm" svg:height="0.033cm" svg:x="13.301cm" svg:y="16.073cm" svg:viewBox="0 0 324 34" draw:points="324,0 34,0 0,34">
            <text:p/>
          </draw:polygon>
          <draw:polygon draw:style-name="gr17" draw:text-style-name="P1" draw:layer="layout" svg:width="0.323cm" svg:height="0.068cm" svg:x="13.301cm" svg:y="16.073cm" svg:viewBox="0 0 324 69" draw:points="324,0 0,34 34,69">
            <text:p/>
          </draw:polygon>
          <draw:polygon draw:style-name="gr17" draw:text-style-name="P1" draw:layer="layout" svg:width="0.289cm" svg:height="0.089cm" svg:x="13.334cm" svg:y="16.073cm" svg:viewBox="0 0 290 90" draw:points="290,0 0,69 90,90">
            <text:p/>
          </draw:polygon>
          <draw:polygon draw:style-name="gr17" draw:text-style-name="P1" draw:layer="layout" svg:width="0.199cm" svg:height="0.089cm" svg:x="13.425cm" svg:y="16.073cm" svg:viewBox="0 0 200 90" draw:points="200,0 0,90 109,90">
            <text:p/>
          </draw:polygon>
          <draw:polygon draw:style-name="gr17" draw:text-style-name="P1" draw:layer="layout" svg:width="0.089cm" svg:height="0.089cm" svg:x="13.534cm" svg:y="16.073cm" svg:viewBox="0 0 90 90" draw:points="90,0 0,90 90,69">
            <text:p/>
          </draw:polygon>
          <draw:polygon draw:style-name="gr17" draw:text-style-name="P1" draw:layer="layout" svg:width="0.033cm" svg:height="0.068cm" svg:x="13.624cm" svg:y="16.073cm" svg:viewBox="0 0 34 69" draw:points="0,0 0,69 34,34">
            <text:p/>
          </draw:polygon>
          <draw:polygon draw:style-name="gr18" draw:text-style-name="P1" draw:layer="layout" svg:width="0.356cm" svg:height="0.119cm" svg:x="13.301cm" svg:y="16.047cm" svg:viewBox="0 0 357 120" draw:points="357,59 345,36 305,17 248,4 179,0 109,4 53,17 13,36 0,59 13,82 53,101 109,116 179,120 248,116 305,101 345,82">
            <text:p/>
          </draw:polygon>
        </draw:g>
        <draw:g>
          <draw:polygon draw:style-name="gr21" draw:text-style-name="P1" draw:layer="layout" svg:width="1.553cm" svg:height="0.953cm" svg:x="12.702cm" svg:y="12.147cm" svg:viewBox="0 0 1554 954" draw:points="0,954 1554,954 1554,0 0,0">
            <text:p/>
          </draw:polygon>
          <draw:polygon draw:style-name="gr5" draw:text-style-name="P1" draw:layer="layout" svg:width="0.476cm" svg:height="0.716cm" svg:x="12.883cm" svg:y="12.267cm" svg:viewBox="0 0 477 717" draw:points="0,717 477,717 477,0 0,0">
            <text:p/>
          </draw:polygon>
          <draw:polygon draw:style-name="gr5" draw:text-style-name="P1" draw:layer="layout" svg:width="0.476cm" svg:height="0.716cm" svg:x="13.6cm" svg:y="12.267cm" svg:viewBox="0 0 477 717" draw:points="0,717 477,717 477,0 0,0">
            <text:p/>
          </draw:polygon>
          <draw:line draw:style-name="gr22" draw:text-style-name="P1" draw:layer="layout" svg:x1="13.12cm" svg:y1="12.384cm" svg:x2="13.898cm" svg:y2="12.863cm">
            <text:p/>
          </draw:line>
          <draw:line draw:style-name="gr22" draw:text-style-name="P1" draw:layer="layout" svg:x1="13.12cm" svg:y1="12.863cm" svg:x2="13.898cm" svg:y2="12.384cm">
            <text:p/>
          </draw:line>
        </draw:g>
        <draw:frame draw:style-name="gr16" draw:text-style-name="P6" draw:layer="layout" svg:width="2.491cm" svg:height="0.887cm" svg:x="12.302cm" svg:y="13.201cm">
          <draw:text-box>
            <text:p text:style-name="P1"><text:span text:style-name="T1">toevoegen</text:span></text:p>
            <text:p text:style-name="P1"><text:span text:style-name="T1">bronhouder</text:span></text:p>
          </draw:text-box>
        </draw:frame>
        <draw:line draw:style-name="gr13" draw:text-style-name="P1" draw:layer="layout" svg:x1="13.502cm" svg:y1="14.074cm" svg:x2="13.502cm" svg:y2="15.543cm">
          <text:p/>
        </draw:line>
        <draw:frame draw:style-name="gr15" draw:text-style-name="P5" draw:layer="layout" svg:width="0.947cm" svg:height="0.725cm" svg:x="8.913cm" svg:y="10.124cm">
          <draw:text-box>
            <text:p><text:span text:style-name="T3">11</text:span></text:p>
          </draw:text-box>
        </draw:frame>
        <draw:frame draw:style-name="gr15" draw:text-style-name="P5" draw:layer="layout" svg:width="0.976cm" svg:height="0.725cm" svg:x="11.813cm" svg:y="10.124cm">
          <draw:text-box>
            <text:p><text:span text:style-name="T3">12</text:span></text:p>
          </draw:text-box>
        </draw:frame>
        <draw:frame draw:style-name="gr15" draw:text-style-name="P5" draw:layer="layout" svg:width="0.976cm" svg:height="0.725cm" svg:x="14.713cm" svg:y="10.124cm">
          <draw:text-box>
            <text:p><text:span text:style-name="T3">15</text:span></text:p>
          </draw:text-box>
        </draw:frame>
        <draw:frame draw:style-name="gr15" draw:text-style-name="P5" draw:layer="layout" svg:width="0.976cm" svg:height="0.725cm" svg:x="17.213cm" svg:y="7.824cm">
          <draw:text-box>
            <text:p><text:span text:style-name="T3">16</text:span></text:p>
          </draw:text-box>
        </draw:frame>
        <draw:frame draw:style-name="gr15" draw:text-style-name="P5" draw:layer="layout" svg:width="0.976cm" svg:height="0.725cm" svg:x="17.313cm" svg:y="12.225cm">
          <draw:text-box>
            <text:p><text:span text:style-name="T3">20</text:span></text:p>
          </draw:text-box>
        </draw:frame>
        <draw:frame draw:style-name="gr15" draw:text-style-name="P5" draw:layer="layout" svg:width="0.976cm" svg:height="0.725cm" svg:x="20.254cm" svg:y="12.814cm">
          <draw:text-box>
            <text:p><text:span text:style-name="T3">21</text:span></text:p>
          </draw:text-box>
        </draw:frame>
        <draw:frame draw:style-name="gr15" draw:text-style-name="P5" draw:layer="layout" svg:width="0.976cm" svg:height="0.725cm" svg:x="23.213cm" svg:y="12.786cm">
          <draw:text-box>
            <text:p><text:span text:style-name="T3">22</text:span></text:p>
          </draw:text-box>
        </draw:frame>
        <draw:frame draw:style-name="gr15" draw:text-style-name="P5" draw:layer="layout" svg:width="0.976cm" svg:height="0.725cm" svg:x="23.213cm" svg:y="7.528cm">
          <draw:text-box>
            <text:p><text:span text:style-name="T3">18</text:span></text:p>
          </draw:text-box>
        </draw:frame>
        <draw:frame draw:style-name="gr15" draw:text-style-name="P5" draw:layer="layout" svg:width="0.976cm" svg:height="0.725cm" svg:x="20.313cm" svg:y="7.529cm">
          <draw:text-box>
            <text:p><text:span text:style-name="T3">17</text:span></text:p>
          </draw:text-box>
        </draw:frame>
        <draw:frame draw:style-name="gr15" draw:text-style-name="P5" draw:layer="layout" svg:width="0.976cm" svg:height="0.725cm" svg:x="26.113cm" svg:y="7.53cm">
          <draw:text-box>
            <text:p><text:span text:style-name="T3">19</text:span></text:p>
          </draw:text-box>
        </draw:frame>
        <draw:frame draw:style-name="gr15" draw:text-style-name="P5" draw:layer="layout" svg:width="0.976cm" svg:height="0.725cm" svg:x="26.113cm" svg:y="12.831cm">
          <draw:text-box>
            <text:p><text:span text:style-name="T3">23</text:span></text:p>
          </draw:text-box>
        </draw:frame>
        <draw:frame draw:style-name="gr15" draw:text-style-name="P5" draw:layer="layout" svg:width="0.976cm" svg:height="0.725cm" svg:x="12.413cm" svg:y="11.432cm">
          <draw:text-box>
            <text:p><text:span text:style-name="T3">13</text:span></text:p>
          </draw:text-box>
        </draw:frame>
        <draw:frame draw:style-name="gr15" draw:text-style-name="P5" draw:layer="layout" svg:width="0.976cm" svg:height="0.725cm" svg:x="12.413cm" svg:y="14.733cm">
          <draw:text-box>
            <text:p><text:span text:style-name="T3">14</text:span></text:p>
          </draw:text-box>
        </draw:frame>
        <draw:frame draw:style-name="gr15" draw:text-style-name="P5" draw:layer="layout" svg:width="0.976cm" svg:height="0.725cm" svg:x="23.213cm" svg:y="9.732cm">
          <draw:text-box>
            <text:p><text:span text:style-name="T3">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9H25M09S</meta:editing-duration>
    <meta:editing-cycles>92</meta:editing-cycles>
    <meta:generator>OpenOffice.org/3.1$Win32 OpenOffice.org_project/310m11$Build-9399</meta:generator>
    <dc:date>2009-10-01T15:10:12.25</dc:date>
    <dc:creator>Wim Hoogendam</dc:creator>
    <meta:document-statistic meta:object-count="443"/>
  </office:meta>
</office:document-meta>
</file>